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Eras Medium ITC" svg:font-family="'Eras Medium ITC'" style:font-family-generic="roman" style:font-pitch="variable"/>
    <style:font-face style:name="Eras Medium ITC1" svg:font-family="'Eras Medium ITC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4" style:family="paragraph" style:parent-style-name="Standard">
      <style:paragraph-properties fo:line-height="100%" fo:orphans="0" fo:widows="0"/>
      <style:text-properties officeooo:paragraph-rsid="00798cc1"/>
    </style:style>
    <style:style style:name="P5" style:family="paragraph" style:parent-style-name="Standard">
      <style:paragraph-properties fo:margin-top="0.353cm" fo:margin-bottom="0cm" style:contextual-spacing="false" fo:line-height="100%"/>
    </style:style>
    <style:style style:name="P6" style:family="paragraph" style:parent-style-name="Standard">
      <style:text-properties style:font-name="Montserrat" style:font-name-asian="Montserrat1" style:font-name-complex="Montserrat1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8" style:family="paragraph" style:parent-style-name="Standard">
      <style:paragraph-properties fo:margin-left="1.27cm" fo:line-height="100%" fo:orphans="0" fo:widows="0"/>
      <style:text-properties style:font-name="Montserrat" officeooo:paragraph-rsid="007551d0" style:font-name-asian="Montserrat1" style:font-name-complex="Montserrat1"/>
    </style:style>
    <style:style style:name="P9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0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>
      <style:paragraph-properties fo:line-height="100%" fo:orphans="0" fo:widows="0"/>
      <style:text-properties style:font-name="Montserrat" fo:font-size="12pt" officeooo:rsid="0017c91f" officeooo:paragraph-rsid="0017c91f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4110ce" officeooo:paragraph-rsid="004110ce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Montserrat" fo:font-size="12pt" officeooo:rsid="004c179a" officeooo:paragraph-rsid="004c179a" style:font-name-asian="Montserrat1" style:font-size-asian="12pt" style:font-name-complex="Montserrat1" style:font-size-complex="12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7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19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20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21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22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23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normal" fo:background-color="#ffffff" style:font-name-asian="Montserrat1" style:font-size-asian="12pt" style:font-style-asian="normal" style:font-name-complex="Montserrat1" style:font-size-complex="12pt" style:font-style-complex="normal"/>
    </style:style>
    <style:style style:name="P24" style:family="paragraph" style:parent-style-name="Standard">
      <style:text-properties style:font-name="Arial1" fo:font-size="12pt" style:font-name-asian="Montserrat1" style:font-size-asian="12pt" style:font-name-complex="Montserrat1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Montserrat" fo:font-size="16pt" style:text-underline-style="solid" style:text-underline-width="auto" style:text-underline-color="font-color" fo:font-weight="bold" officeooo:paragraph-rsid="007551d0" style:font-size-asian="16pt" style:font-weight-asian="bold" style:font-name-complex="Segoe UI" style:font-size-complex="16pt" style:font-weight-complex="bold">
        <loext:char-complex-color loext:theme-type="dark1" loext:color-type="theme"/>
      </style:text-properties>
    </style:style>
    <style:style style:name="P26" style:family="paragraph" style:parent-style-name="Standard">
      <style:paragraph-properties fo:line-height="100%" fo:orphans="0" fo:widows="0"/>
      <style:text-properties fo:color="#000000" loext:opacity="100%" style:font-name="Montserrat" fo:font-size="12pt" fo:font-weight="bold" officeooo:paragraph-rsid="0053a565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P27" style:family="paragraph" style:parent-style-name="Standard">
      <style:paragraph-properties fo:line-height="100%" fo:orphans="0" fo:widows="0"/>
      <style:text-properties fo:color="#000000" loext:opacity="100%" style:font-name="Montserrat" fo:font-size="12pt" fo:font-weight="bold" officeooo:paragraph-rsid="00581507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P28" style:family="paragraph" style:parent-style-name="Standard">
      <style:paragraph-properties fo:line-height="100%" fo:orphans="0" fo:widows="0"/>
      <style:text-properties fo:color="#000000" loext:opacity="100%" style:font-name="Montserrat" fo:font-size="12pt" fo:font-weight="bold" officeooo:paragraph-rsid="005a1b94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P29" style:family="paragraph" style:parent-style-name="Standard">
      <style:paragraph-properties fo:line-height="100%" fo:orphans="0" fo:widows="0"/>
      <style:text-properties fo:color="#000000" loext:opacity="100%" style:font-name="Montserrat" fo:font-size="12pt" fo:font-weight="bold" officeooo:paragraph-rsid="005d9cee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P30" style:family="paragraph" style:parent-style-name="Standard">
      <style:paragraph-properties fo:line-height="100%" fo:orphans="0" fo:widows="0"/>
      <style:text-properties fo:color="#000000" loext:opacity="100%" style:font-name="Montserrat" fo:font-size="12pt" fo:font-weight="bold" officeooo:paragraph-rsid="005f5e5b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P31" style:family="paragraph" style:parent-style-name="Standard">
      <style:paragraph-properties fo:line-height="100%" fo:orphans="0" fo:widows="0"/>
      <style:text-properties fo:color="#000000" loext:opacity="100%" style:font-name="Montserrat" fo:font-size="12pt" fo:font-weight="bold" officeooo:paragraph-rsid="0060ff34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P32" style:family="paragraph" style:parent-style-name="Standard">
      <style:paragraph-properties fo:line-height="100%" fo:orphans="0" fo:widows="0"/>
      <style:text-properties fo:color="#000000" loext:opacity="100%" style:font-name="Montserrat" fo:font-size="12pt" fo:font-weight="bold" officeooo:paragraph-rsid="00686382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P33" style:family="paragraph" style:parent-style-name="Standard">
      <style:paragraph-properties fo:line-height="100%" fo:orphans="0" fo:widows="0"/>
      <style:text-properties fo:color="#000000" loext:opacity="100%" style:font-name="Montserrat" fo:font-size="12pt" fo:font-weight="bold" officeooo:paragraph-rsid="006cc362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P34" style:family="paragraph" style:parent-style-name="Standard">
      <style:paragraph-properties fo:line-height="100%" fo:orphans="0" fo:widows="0"/>
      <style:text-properties fo:font-weight="bold" officeooo:paragraph-rsid="00638e4d" style:font-weight-asian="bold" style:font-weight-complex="bold"/>
    </style:style>
    <style:style style:name="P35" style:family="paragraph" style:parent-style-name="Heading_20_3">
      <style:paragraph-properties fo:margin-top="0cm" fo:margin-bottom="0.499cm" style:contextual-spacing="false"/>
      <style:text-properties fo:font-size="12pt" style:font-size-asian="12pt" style:font-size-complex="12pt"/>
    </style:style>
    <style:style style:name="P36" style:family="paragraph" style:parent-style-name="Normal_20__28_Web_29_">
      <style:paragraph-properties fo:margin-top="0cm" fo:margin-bottom="0cm" style:contextual-spacing="false"/>
      <style:text-properties fo:color="#000000" loext:opacity="100%" style:font-name="Montserrat" officeooo:paragraph-rsid="007551d0" style:font-name-complex="Segoe UI">
        <loext:char-complex-color loext:theme-type="dark1" loext:color-type="theme"/>
      </style:text-properties>
    </style:style>
    <style:style style:name="P37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38" style:family="paragraph" style:parent-style-name="Heading_20_2" style:list-style-name="WWNum3"/>
    <style:style style:name="P39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40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41" style:family="paragraph" style:parent-style-name="List_20_Paragraph" style:list-style-name="WWNum5">
      <style:paragraph-properties fo:margin-left="1.27cm" fo:line-height="100%" fo:orphans="0" fo:widows="0" fo:text-indent="-0.635cm" style:auto-text-indent="false"/>
      <style:text-properties officeooo:paragraph-rsid="00738cf9"/>
    </style:style>
    <style:style style:name="P42" style:family="paragraph" style:parent-style-name="List_20_Paragraph" style:list-style-name="WWNum5">
      <style:paragraph-properties fo:margin-left="1.27cm" fo:line-height="100%" fo:orphans="0" fo:widows="0" fo:text-indent="-0.635cm" style:auto-text-indent="false"/>
      <style:text-properties fo:color="#000000" loext:opacity="100%" style:font-name="Montserrat" fo:font-size="12pt" fo:font-weight="bold" officeooo:paragraph-rsid="00738cf9" style:font-name-asian="Montserrat1" style:font-size-asian="12pt" style:font-weight-asian="bold" style:font-name-complex="Montserrat1" style:font-size-complex="12pt" style:font-weight-complex="bold">
        <loext:char-complex-color loext:theme-type="dark1" loext:color-type="theme"/>
      </style:text-properties>
    </style:style>
    <style:style style:name="P43" style:family="paragraph" style:parent-style-name="List_20_Paragraph">
      <style:paragraph-properties fo:margin-left="1.27cm" fo:line-height="100%" fo:orphans="0" fo:widows="0" fo:text-indent="0cm" style:auto-text-indent="false"/>
      <style:text-properties fo:color="#000000" loext:opacity="100%" style:font-name="Montserrat" fo:font-size="12pt" fo:font-weight="bold" officeooo:paragraph-rsid="00738cf9" style:font-name-asian="Montserrat1" style:font-size-asian="12pt" style:font-weight-asian="bold" style:font-name-complex="Montserrat1" style:font-size-complex="12pt" style:font-weight-complex="bold">
        <loext:char-complex-color loext:theme-type="dark1" loext:color-type="theme"/>
      </style:text-properties>
    </style:style>
    <style:style style:name="P4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5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3eb6f6" style:font-name-asian="Montserrat1" style:font-size-asian="12pt" style:font-name-complex="Montserrat1" style:font-size-complex="12pt"/>
    </style:style>
    <style:style style:name="P4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4110ce" style:font-name-asian="Montserrat1" style:font-size-asian="12pt" style:font-name-complex="Montserrat1" style:font-size-complex="12pt"/>
    </style:style>
    <style:style style:name="P47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8" style:family="paragraph" style:parent-style-name="Standard">
      <style:paragraph-properties fo:line-height="100%" fo:orphans="0" fo:widows="0"/>
      <style:text-properties officeooo:paragraph-rsid="0053a565"/>
    </style:style>
    <style:style style:name="P49" style:family="paragraph" style:parent-style-name="Standard">
      <style:paragraph-properties fo:line-height="100%" fo:orphans="0" fo:widows="0"/>
    </style:style>
    <style:style style:name="P50" style:family="paragraph" style:parent-style-name="Standard">
      <style:paragraph-properties fo:line-height="100%" fo:orphans="0" fo:widows="0"/>
      <style:text-properties officeooo:paragraph-rsid="005516fc"/>
    </style:style>
    <style:style style:name="P51" style:family="paragraph" style:parent-style-name="Standard">
      <style:paragraph-properties fo:line-height="100%" fo:orphans="0" fo:widows="0"/>
      <style:text-properties officeooo:paragraph-rsid="00564267"/>
    </style:style>
    <style:style style:name="P52" style:family="paragraph" style:parent-style-name="Standard">
      <style:paragraph-properties fo:line-height="100%" fo:orphans="0" fo:widows="0"/>
      <style:text-properties officeooo:paragraph-rsid="005086a9"/>
    </style:style>
    <style:style style:name="P53" style:family="paragraph" style:parent-style-name="Standard">
      <style:paragraph-properties fo:line-height="100%" fo:orphans="0" fo:widows="0"/>
      <style:text-properties officeooo:paragraph-rsid="005118f8"/>
    </style:style>
    <style:style style:name="P54" style:family="paragraph" style:parent-style-name="Standard">
      <style:paragraph-properties fo:line-height="100%" fo:orphans="0" fo:widows="0"/>
      <style:text-properties officeooo:paragraph-rsid="0058abdb"/>
    </style:style>
    <style:style style:name="P55" style:family="paragraph" style:parent-style-name="Standard">
      <style:paragraph-properties fo:line-height="100%" fo:orphans="0" fo:widows="0"/>
      <style:text-properties officeooo:paragraph-rsid="00592b1a"/>
    </style:style>
    <style:style style:name="P56" style:family="paragraph" style:parent-style-name="Standard">
      <style:paragraph-properties fo:line-height="100%" fo:orphans="0" fo:widows="0"/>
      <style:text-properties officeooo:paragraph-rsid="0058b2c9"/>
    </style:style>
    <style:style style:name="P57" style:family="paragraph" style:parent-style-name="Standard">
      <style:paragraph-properties fo:line-height="100%" fo:orphans="0" fo:widows="0"/>
      <style:text-properties officeooo:paragraph-rsid="005b7485"/>
    </style:style>
    <style:style style:name="P58" style:family="paragraph" style:parent-style-name="Standard">
      <style:paragraph-properties fo:line-height="100%" fo:orphans="0" fo:widows="0"/>
      <style:text-properties officeooo:paragraph-rsid="005d1c99"/>
    </style:style>
    <style:style style:name="P59" style:family="paragraph" style:parent-style-name="Standard">
      <style:paragraph-properties fo:line-height="100%" fo:orphans="0" fo:widows="0"/>
      <style:text-properties officeooo:paragraph-rsid="005d9cee"/>
    </style:style>
    <style:style style:name="P60" style:family="paragraph" style:parent-style-name="Standard">
      <style:paragraph-properties fo:line-height="100%" fo:orphans="0" fo:widows="0"/>
      <style:text-properties officeooo:paragraph-rsid="005f5e5b"/>
    </style:style>
    <style:style style:name="P61" style:family="paragraph" style:parent-style-name="Standard">
      <style:paragraph-properties fo:line-height="100%" fo:orphans="0" fo:widows="0"/>
      <style:text-properties officeooo:paragraph-rsid="0060ff34"/>
    </style:style>
    <style:style style:name="P62" style:family="paragraph" style:parent-style-name="Standard">
      <style:paragraph-properties fo:line-height="100%" fo:orphans="0" fo:widows="0"/>
      <style:text-properties officeooo:paragraph-rsid="00621c09"/>
    </style:style>
    <style:style style:name="P63" style:family="paragraph" style:parent-style-name="Standard">
      <style:paragraph-properties fo:line-height="100%" fo:orphans="0" fo:widows="0"/>
      <style:text-properties officeooo:paragraph-rsid="00638e4d"/>
    </style:style>
    <style:style style:name="P64" style:family="paragraph" style:parent-style-name="Standard">
      <style:paragraph-properties fo:line-height="100%" fo:orphans="0" fo:widows="0"/>
      <style:text-properties officeooo:paragraph-rsid="0063c4eb"/>
    </style:style>
    <style:style style:name="P65" style:family="paragraph" style:parent-style-name="Standard">
      <style:paragraph-properties fo:line-height="100%" fo:orphans="0" fo:widows="0"/>
      <style:text-properties officeooo:paragraph-rsid="00682e4a"/>
    </style:style>
    <style:style style:name="P66" style:family="paragraph" style:parent-style-name="Standard">
      <style:paragraph-properties fo:line-height="100%" fo:orphans="0" fo:widows="0"/>
      <style:text-properties officeooo:paragraph-rsid="0069df9b"/>
    </style:style>
    <style:style style:name="P67" style:family="paragraph" style:parent-style-name="Standard">
      <style:paragraph-properties fo:line-height="100%" fo:orphans="0" fo:widows="0"/>
      <style:text-properties officeooo:paragraph-rsid="006b3890"/>
    </style:style>
    <style:style style:name="P68" style:family="paragraph" style:parent-style-name="Standard">
      <style:paragraph-properties fo:line-height="100%" fo:orphans="0" fo:widows="0"/>
      <style:text-properties officeooo:paragraph-rsid="006c78f6"/>
    </style:style>
    <style:style style:name="P69" style:family="paragraph" style:parent-style-name="Standard">
      <style:paragraph-properties fo:line-height="100%" fo:orphans="0" fo:widows="0"/>
      <style:text-properties officeooo:paragraph-rsid="008240b0"/>
    </style:style>
    <style:style style:name="P70" style:family="paragraph" style:parent-style-name="Standard">
      <style:paragraph-properties fo:line-height="100%" fo:orphans="0" fo:widows="0"/>
      <style:text-properties officeooo:paragraph-rsid="006cc362"/>
    </style:style>
    <style:style style:name="P71" style:family="paragraph" style:parent-style-name="Standard">
      <style:paragraph-properties fo:line-height="100%" fo:orphans="0" fo:widows="0"/>
      <style:text-properties officeooo:paragraph-rsid="00839790"/>
    </style:style>
    <style:style style:name="P72" style:family="paragraph" style:parent-style-name="Standard">
      <style:paragraph-properties fo:line-height="100%" fo:orphans="0" fo:widows="0"/>
      <style:text-properties officeooo:paragraph-rsid="006d5c09"/>
    </style:style>
    <style:style style:name="P73" style:family="paragraph" style:parent-style-name="Standard">
      <style:paragraph-properties fo:line-height="100%" fo:orphans="0" fo:widows="0"/>
      <style:text-properties officeooo:paragraph-rsid="006d6506"/>
    </style:style>
    <style:style style:name="P74" style:family="paragraph" style:parent-style-name="Standard">
      <style:paragraph-properties fo:line-height="100%" fo:orphans="0" fo:widows="0"/>
      <style:text-properties officeooo:paragraph-rsid="006d668d"/>
    </style:style>
    <style:style style:name="P75" style:family="paragraph" style:parent-style-name="Standard" style:list-style-name="WWNum7">
      <style:paragraph-properties fo:margin-left="1.27cm" fo:line-height="100%" fo:orphans="0" fo:widows="0" fo:text-indent="-0.635cm" style:auto-text-indent="false"/>
      <style:text-properties officeooo:paragraph-rsid="0071b399"/>
    </style:style>
    <style:style style:name="P76" style:family="paragraph" style:parent-style-name="Standard" style:list-style-name="WWNum1">
      <style:paragraph-properties fo:margin-left="1.27cm" fo:line-height="100%" fo:orphans="0" fo:widows="0" fo:text-indent="-0.635cm" style:auto-text-indent="false"/>
      <style:text-properties officeooo:paragraph-rsid="00723e9e"/>
    </style:style>
    <style:style style:name="P77" style:family="paragraph" style:parent-style-name="Standard" style:list-style-name="WWNum5">
      <style:paragraph-properties fo:margin-left="1.27cm" fo:line-height="100%" fo:orphans="0" fo:widows="0" fo:text-indent="-0.635cm" style:auto-text-indent="false"/>
      <style:text-properties officeooo:paragraph-rsid="00738cf9"/>
    </style:style>
    <style:style style:name="P78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officeooo:paragraph-rsid="0092ad33"/>
    </style:style>
    <style:style style:name="P79" style:family="paragraph" style:parent-style-name="Standard" style:list-style-name="WWNum5">
      <style:paragraph-properties fo:margin-left="1.27cm" fo:line-height="100%" fo:orphans="0" fo:widows="0" fo:text-indent="-0.635cm" style:auto-text-indent="false"/>
      <style:text-properties officeooo:paragraph-rsid="00931331"/>
    </style:style>
    <style:style style:name="P80" style:family="paragraph" style:parent-style-name="Standard">
      <style:paragraph-properties fo:margin-left="1.27cm" fo:line-height="100%" fo:orphans="0" fo:widows="0"/>
      <style:text-properties officeooo:paragraph-rsid="007551d0"/>
    </style:style>
    <style:style style:name="P81" style:family="paragraph" style:parent-style-name="Standard" style:list-style-name="WWNum47">
      <style:paragraph-properties fo:line-height="100%"/>
      <style:text-properties officeooo:paragraph-rsid="007551d0"/>
    </style:style>
    <style:style style:name="P82" style:family="paragraph" style:parent-style-name="Standard">
      <style:paragraph-properties fo:margin-left="1.27cm" fo:line-height="100%"/>
      <style:text-properties officeooo:paragraph-rsid="007551d0"/>
    </style:style>
    <style:style style:name="P83" style:family="paragraph" style:parent-style-name="Standard">
      <style:paragraph-properties fo:line-height="100%"/>
      <style:text-properties officeooo:paragraph-rsid="007551d0"/>
    </style:style>
    <style:style style:name="P84" style:family="paragraph" style:parent-style-name="Standard">
      <style:paragraph-properties fo:line-height="100%" fo:text-align="center" style:justify-single-word="false"/>
      <style:text-properties officeooo:paragraph-rsid="007551d0"/>
    </style:style>
    <style:style style:name="P85" style:family="paragraph" style:parent-style-name="Standard">
      <style:paragraph-properties fo:line-height="100%" fo:orphans="0" fo:widows="0"/>
      <style:text-properties fo:color="#000000" loext:opacity="100%" style:font-name="Montserrat" officeooo:paragraph-rsid="005516fc" style:font-name-complex="Segoe UI">
        <loext:char-complex-color loext:theme-type="dark1" loext:color-type="theme"/>
      </style:text-properties>
    </style:style>
    <style:style style:name="P86" style:family="paragraph" style:parent-style-name="Standard">
      <style:paragraph-properties fo:line-height="100%" fo:orphans="0" fo:widows="0"/>
      <style:text-properties fo:color="#000000" loext:opacity="100%" style:font-name="Montserrat" officeooo:paragraph-rsid="0058b2c9" style:font-name-complex="Segoe UI">
        <loext:char-complex-color loext:theme-type="dark1" loext:color-type="theme"/>
      </style:text-properties>
    </style:style>
    <style:style style:name="P87" style:family="paragraph" style:parent-style-name="Standard">
      <style:paragraph-properties fo:line-height="100%" fo:orphans="0" fo:widows="0"/>
      <style:text-properties fo:color="#000000" loext:opacity="100%" style:font-name="Montserrat" officeooo:paragraph-rsid="005d9cee" style:font-name-complex="Segoe UI">
        <loext:char-complex-color loext:theme-type="dark1" loext:color-type="theme"/>
      </style:text-properties>
    </style:style>
    <style:style style:name="P88" style:family="paragraph" style:parent-style-name="Standard">
      <style:paragraph-properties fo:line-height="100%" fo:orphans="0" fo:widows="0"/>
      <style:text-properties fo:color="#000000" loext:opacity="100%" style:font-name="Montserrat" officeooo:paragraph-rsid="005118f8">
        <loext:char-complex-color loext:theme-type="dark1" loext:color-type="theme"/>
      </style:text-properties>
    </style:style>
    <style:style style:name="P89" style:family="paragraph" style:parent-style-name="Standard">
      <style:paragraph-properties fo:line-height="100%" fo:orphans="0" fo:widows="0"/>
      <style:text-properties fo:color="#000000" loext:opacity="100%" style:font-name="Montserrat" officeooo:paragraph-rsid="005d1c99">
        <loext:char-complex-color loext:theme-type="dark1" loext:color-type="theme"/>
      </style:text-properties>
    </style:style>
    <style:style style:name="P90" style:family="paragraph" style:parent-style-name="Standard">
      <style:paragraph-properties fo:line-height="100%" fo:orphans="0" fo:widows="0"/>
      <style:text-properties fo:color="#000000" loext:opacity="100%" style:font-name="Montserrat" officeooo:paragraph-rsid="005d9cee">
        <loext:char-complex-color loext:theme-type="dark1" loext:color-type="theme"/>
      </style:text-properties>
    </style:style>
    <style:style style:name="P91" style:family="paragraph" style:parent-style-name="Standard">
      <style:paragraph-properties fo:line-height="100%" fo:orphans="0" fo:widows="0"/>
      <style:text-properties fo:color="#000000" loext:opacity="100%" style:font-name="Montserrat" officeooo:paragraph-rsid="005f5e5b">
        <loext:char-complex-color loext:theme-type="dark1" loext:color-type="theme"/>
      </style:text-properties>
    </style:style>
    <style:style style:name="P92" style:family="paragraph" style:parent-style-name="Standard">
      <style:paragraph-properties fo:line-height="100%" fo:orphans="0" fo:widows="0"/>
      <style:text-properties fo:color="#000000" loext:opacity="100%" style:font-name="Montserrat" officeooo:paragraph-rsid="00621c09">
        <loext:char-complex-color loext:theme-type="dark1" loext:color-type="theme"/>
      </style:text-properties>
    </style:style>
    <style:style style:name="P93" style:family="paragraph" style:parent-style-name="Standard">
      <style:paragraph-properties fo:line-height="100%" fo:orphans="0" fo:widows="0"/>
      <style:text-properties fo:color="#000000" loext:opacity="100%" style:font-name="Montserrat" officeooo:paragraph-rsid="006cc362">
        <loext:char-complex-color loext:theme-type="dark1" loext:color-type="theme"/>
      </style:text-properties>
    </style:style>
    <style:style style:name="P94" style:family="paragraph" style:parent-style-name="Standard">
      <style:paragraph-properties fo:line-height="100%" fo:orphans="0" fo:widows="0"/>
      <style:text-properties fo:color="#000000" loext:opacity="100%" style:font-name="Montserrat" officeooo:paragraph-rsid="006d5c09">
        <loext:char-complex-color loext:theme-type="dark1" loext:color-type="theme"/>
      </style:text-properties>
    </style:style>
    <style:style style:name="P95" style:family="paragraph" style:parent-style-name="Standard">
      <style:paragraph-properties fo:line-height="100%" fo:orphans="0" fo:widows="0"/>
      <style:text-properties fo:color="#000000" loext:opacity="100%" style:font-name="Montserrat" fo:font-weight="bold" officeooo:paragraph-rsid="005b7485" style:font-weight-asian="bold" style:font-weight-complex="bold">
        <loext:char-complex-color loext:theme-type="dark1" loext:color-type="theme"/>
      </style:text-properties>
    </style:style>
    <style:style style:name="P96" style:family="paragraph" style:parent-style-name="Standard">
      <style:text-properties fo:color="#000000" loext:opacity="100%" style:font-name="Montserrat" officeooo:paragraph-rsid="005f5e5b">
        <loext:char-complex-color loext:theme-type="dark1" loext:color-type="theme"/>
      </style:text-properties>
    </style:style>
    <style:style style:name="P97" style:family="paragraph" style:parent-style-name="Standard">
      <style:text-properties fo:color="#000000" loext:opacity="100%" style:font-name="Montserrat" officeooo:paragraph-rsid="006cc362">
        <loext:char-complex-color loext:theme-type="dark1" loext:color-type="theme"/>
      </style:text-properties>
    </style:style>
    <style:style style:name="P98" style:family="paragraph" style:parent-style-name="Standard" style:list-style-name="WWNum6">
      <style:paragraph-properties fo:margin-left="1.27cm"/>
      <style:text-properties fo:color="#000000" loext:opacity="100%" style:font-name="Montserrat" fo:font-size="12pt" fo:font-weight="bold" officeooo:paragraph-rsid="006f49f1" style:font-name-asian="Montserrat1" style:font-size-asian="12pt" style:font-weight-asian="bold" style:font-name-complex="Montserrat1" style:font-size-complex="12pt" style:font-weight-complex="bold">
        <loext:char-complex-color loext:theme-type="dark1" loext:color-type="theme"/>
      </style:text-properties>
    </style:style>
    <style:style style:name="P99" style:family="paragraph" style:parent-style-name="Standard" style:list-style-name="WWNum1">
      <style:paragraph-properties fo:margin-left="1.27cm" fo:line-height="100%" fo:orphans="0" fo:widows="0" fo:text-indent="-0.635cm" style:auto-text-indent="false"/>
      <style:text-properties fo:color="#000000" loext:opacity="100%" style:font-name="Montserrat" fo:font-size="12pt" fo:font-weight="bold" officeooo:paragraph-rsid="00723e9e" style:font-name-asian="Montserrat1" style:font-size-asian="12pt" style:font-weight-asian="bold" style:font-name-complex="Montserrat1" style:font-size-complex="12pt" style:font-weight-complex="bold">
        <loext:char-complex-color loext:theme-type="dark1" loext:color-type="theme"/>
      </style:text-properties>
    </style:style>
    <style:style style:name="P100" style:family="paragraph" style:parent-style-name="Standard" style:list-style-name="WWNum5">
      <style:paragraph-properties fo:margin-left="1.27cm" fo:line-height="100%" fo:orphans="0" fo:widows="0" fo:text-indent="-0.635cm" style:auto-text-indent="false"/>
      <style:text-properties fo:color="#000000" loext:opacity="100%" style:font-name="Montserrat" fo:font-size="12pt" fo:font-weight="bold" officeooo:paragraph-rsid="00738cf9" style:font-name-asian="Montserrat1" style:font-size-asian="12pt" style:font-weight-asian="bold" style:font-name-complex="Montserrat1" style:font-size-complex="12pt" style:font-weight-complex="bold">
        <loext:char-complex-color loext:theme-type="dark1" loext:color-type="theme"/>
      </style:text-properties>
    </style:style>
    <style:style style:name="P101" style:family="paragraph" style:parent-style-name="Standard">
      <style:paragraph-properties fo:margin-left="2.54cm" fo:line-height="100%"/>
      <style:text-properties fo:color="#000000" loext:opacity="100%" style:font-name="Montserrat" fo:font-size="12pt" officeooo:paragraph-rsid="007551d0" style:font-size-asian="12pt" style:font-name-complex="Segoe UI" style:font-size-complex="12pt">
        <loext:char-complex-color loext:theme-type="dark1" loext:color-type="theme"/>
      </style:text-properties>
    </style:style>
    <style:style style:name="P102" style:family="paragraph" style:parent-style-name="Standard">
      <style:paragraph-properties fo:line-height="100%"/>
      <style:text-properties fo:color="#000000" loext:opacity="100%" style:font-name="Montserrat" fo:font-size="12pt" officeooo:paragraph-rsid="007551d0" style:font-size-asian="12pt" style:font-name-complex="Segoe UI" style:font-size-complex="12pt">
        <loext:char-complex-color loext:theme-type="dark1" loext:color-type="theme"/>
      </style:text-properties>
    </style:style>
    <style:style style:name="P103" style:family="paragraph" style:parent-style-name="Standard">
      <style:text-properties officeooo:paragraph-rsid="005f5e5b"/>
    </style:style>
    <style:style style:name="P104" style:family="paragraph" style:parent-style-name="Standard">
      <style:paragraph-properties fo:line-height="100%" fo:orphans="0" fo:widows="0"/>
      <style:text-properties officeooo:rsid="006c78f6" officeooo:paragraph-rsid="006c78f6"/>
    </style:style>
    <style:style style:name="P105" style:family="paragraph" style:parent-style-name="Standard">
      <style:text-properties officeooo:paragraph-rsid="006b3890"/>
    </style:style>
    <style:style style:name="P106" style:family="paragraph" style:parent-style-name="Standard">
      <style:text-properties officeooo:paragraph-rsid="006cc362"/>
    </style:style>
    <style:style style:name="P107" style:family="paragraph" style:parent-style-name="Standard" style:list-style-name="WWNum6">
      <style:text-properties officeooo:paragraph-rsid="006f49f1"/>
    </style:style>
    <style:style style:name="P108" style:family="paragraph" style:parent-style-name="Standard" style:list-style-name="WWNum6">
      <style:paragraph-properties fo:margin-left="1.27cm"/>
      <style:text-properties officeooo:paragraph-rsid="006f49f1"/>
    </style:style>
    <style:style style:name="P109" style:family="paragraph" style:parent-style-name="Text_20_body" style:list-style-name="WWNum6">
      <style:paragraph-properties fo:margin-left="1.27cm"/>
      <style:text-properties officeooo:paragraph-rsid="008b9132"/>
    </style:style>
    <style:style style:name="P110" style:family="paragraph" style:parent-style-name="Text_20_body" style:list-style-name="WWNum6">
      <style:paragraph-properties fo:margin-left="1.27cm"/>
      <style:text-properties officeooo:paragraph-rsid="0089e260"/>
    </style:style>
    <style:style style:name="P111" style:family="paragraph" style:parent-style-name="Text_20_body" style:list-style-name="WWNum6">
      <style:paragraph-properties fo:margin-left="1.27cm"/>
      <style:text-properties fo:color="#000000" loext:opacity="100%" style:font-name="Montserrat" fo:font-size="12pt" fo:font-weight="normal" officeooo:paragraph-rsid="0089e260" style:font-name-asian="Montserrat1" style:font-size-asian="12pt" style:font-weight-asian="normal" style:font-name-complex="Segoe UI" style:font-size-complex="12pt" style:font-weight-complex="normal">
        <loext:char-complex-color loext:theme-type="dark1" loext:color-type="theme"/>
      </style:text-properties>
    </style:style>
    <style:style style:name="P112" style:family="paragraph" style:parent-style-name="Text_20_body" style:list-style-name="L1"/>
    <style:style style:name="P113" style:family="paragraph" style:parent-style-name="Text_20_body" style:list-style-name="L2"/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loext:opacity="100%">
        <loext:char-complex-color loext:theme-type="dark1" loext:color-type="theme"/>
      </style:text-properties>
    </style:style>
    <style:style style:name="T6" style:family="text">
      <style:text-properties fo:color="#000000" loext:opacity="100%" style:font-name="Montserrat">
        <loext:char-complex-color loext:theme-type="dark1" loext:color-type="theme"/>
      </style:text-properties>
    </style:style>
    <style:style style:name="T7" style:family="text">
      <style:text-properties fo:color="#000000" loext:opacity="100%" style:font-name="Montserrat" fo:font-size="12pt" fo:font-weight="bold" style:font-size-asian="12pt" style:font-weight-asian="bold" style:font-size-complex="12pt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Montserrat" fo:font-size="12pt" fo:font-weight="bold" style:font-size-asian="12pt" style:font-weight-asian="bold" style:font-name-complex="Segoe UI" style:font-size-complex="12pt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Montserrat" fo:font-size="12pt" fo:font-weight="bold" style:font-name-asian="Montserrat1" style:font-size-asian="12pt" style:font-weight-asian="bold" style:font-name-complex="Montserrat1" style:font-size-complex="12pt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Montserrat" fo:font-size="12pt" fo:font-weight="bold" style:font-name-asian="Montserrat1" style:font-size-asian="12pt" style:font-weight-asian="bold" style:font-name-complex="Montserrat1" style:font-size-complex="12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Montserrat" fo:font-size="12pt" fo:font-weight="bold" officeooo:rsid="00908264" style:font-name-asian="Montserrat1" style:font-size-asian="12pt" style:font-weight-asian="bold" style:font-name-complex="Montserrat1" style:font-size-complex="12pt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Montserrat" fo:font-size="12pt" style:font-size-asian="12pt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Montserrat" fo:font-size="12pt" officeooo:rsid="00638e4d" style:font-size-asian="12pt" style:font-size-complex="12pt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Montserrat" fo:font-size="12pt" style:font-size-asian="12pt" style:font-name-complex="Segoe UI" style:font-size-complex="12pt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Montserrat" fo:font-size="12pt" officeooo:rsid="00907e4a" style:font-size-asian="12pt" style:font-name-complex="Segoe UI" style:font-size-complex="12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Montserrat" fo:font-size="12pt" fo:font-style="normal" fo:font-weight="normal" style:font-name-asian="Montserrat1" style:font-size-asian="12pt" style:font-style-asian="normal" style:font-weight-asian="normal" style:font-name-complex="Montserrat1" style:font-size-complex="1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Montserrat" fo:font-size="12pt" fo:font-style="normal" style:font-name-asian="Montserrat1" style:font-size-asian="12pt" style:font-style-asian="normal" style:font-name-complex="Montserrat1" style:font-size-complex="12pt" style:font-style-complex="normal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Montserrat" fo:font-size="12pt" fo:font-style="italic" fo:font-weight="bold" style:font-name-asian="Montserrat1" style:font-size-asian="12pt" style:font-style-asian="italic" style:font-weight-asian="bold" style:font-name-complex="Montserrat1" style:font-size-complex="12pt" style:font-weight-complex="bold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Montserrat" fo:font-size="12pt" fo:font-style="italic" fo:font-weight="bold" style:font-name-asian="Montserrat1" style:font-size-asian="12pt" style:font-style-asian="italic" style:font-weight-asian="bold" style:font-name-complex="Montserrat1" style:font-size-complex="12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Montserrat" fo:font-size="12pt" fo:font-style="italic" style:font-name-asian="Montserrat1" style:font-size-asian="12pt" style:font-style-asian="italic" style:font-name-complex="Montserrat1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Montserrat" fo:font-size="12pt" style:font-name-asian="Montserrat1" style:font-size-asian="12pt" style:font-name-complex="Montserrat1" style:font-size-complex="12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Montserrat" fo:font-size="12pt" officeooo:rsid="008b9132" style:font-name-asian="Montserrat1" style:font-size-asian="12pt" style:font-name-complex="Montserrat1" style:font-size-complex="12pt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Montserrat" fo:font-size="12pt" officeooo:rsid="00919fa8" style:font-name-asian="Montserrat1" style:font-size-asian="12pt" style:font-name-complex="Montserrat1" style:font-size-complex="12pt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Montserrat" fo:font-size="12pt" fo:font-weight="normal" style:font-name-asian="Montserrat1" style:font-size-asian="12pt" style:font-weight-asian="normal" style:font-name-complex="Montserrat1" style:font-size-complex="12pt" style:font-weight-complex="normal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Montserrat" fo:font-size="12pt" fo:font-weight="normal" officeooo:rsid="008df0aa" style:font-name-asian="Montserrat1" style:font-size-asian="12pt" style:font-weight-asian="normal" style:font-name-complex="Montserrat1" style:font-size-complex="12pt" style:font-weight-complex="normal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Montserrat" fo:font-size="12pt" fo:font-weight="normal" officeooo:rsid="00908264" style:font-name-asian="Montserrat1" style:font-size-asian="12pt" style:font-weight-asian="normal" style:font-name-complex="Montserrat1" style:font-size-complex="12pt" style:font-weight-complex="normal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Montserrat" style:font-name-complex="Segoe UI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Montserrat" officeooo:rsid="0063c4eb" style:font-name-complex="Segoe UI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Montserrat" officeooo:rsid="006c78f6" style:font-name-complex="Segoe UI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Montserrat" officeooo:rsid="007b2f68" style:font-name-complex="Segoe UI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Montserrat" officeooo:rsid="007cb021" style:font-name-complex="Segoe UI">
        <loext:char-complex-color loext:theme-type="dark1" loext:color-type="theme"/>
      </style:text-properties>
    </style:style>
    <style:style style:name="T32" style:family="text">
      <style:text-properties fo:color="#000000" loext:opacity="100%" style:font-name="Montserrat" officeooo:rsid="007df9c7" style:font-name-complex="Segoe UI">
        <loext:char-complex-color loext:theme-type="dark1" loext:color-type="theme"/>
      </style:text-properties>
    </style:style>
    <style:style style:name="T33" style:family="text">
      <style:text-properties fo:color="#000000" loext:opacity="100%" style:font-name="Montserrat" officeooo:rsid="0080bb09" style:font-name-complex="Segoe UI">
        <loext:char-complex-color loext:theme-type="dark1" loext:color-type="theme"/>
      </style:text-properties>
    </style:style>
    <style:style style:name="T34" style:family="text">
      <style:text-properties fo:color="#000000" loext:opacity="100%" style:font-name="Montserrat" fo:font-size="11pt" style:font-name-asian="Arial2" style:font-size-asian="11pt" style:font-size-complex="11pt">
        <loext:char-complex-color loext:theme-type="dark1" loext:color-type="theme"/>
      </style:text-properties>
    </style:style>
    <style:style style:name="T35" style:family="text">
      <style:text-properties fo:color="#000000" loext:opacity="100%" style:font-name="Montserrat" fo:font-size="10.5pt" style:font-size-asian="10.5pt" style:font-name-complex="Segoe UI" style:font-size-complex="10.5pt">
        <loext:char-complex-color loext:theme-type="dark1" loext:color-type="theme"/>
      </style:text-properties>
    </style:style>
    <style:style style:name="T36" style:family="text">
      <style:text-properties fo:color="#000000" loext:opacity="100%" style:font-name="Montserrat" fo:font-size="10.5pt" fo:font-weight="bold" style:font-size-asian="10.5pt" style:font-weight-asian="bold" style:font-name-complex="Segoe UI" style:font-size-complex="10.5pt" style:font-weight-complex="bold">
        <loext:char-complex-color loext:theme-type="dark1" loext:color-type="theme"/>
      </style:text-properties>
    </style:style>
    <style:style style:name="T37" style:family="text">
      <style:text-properties fo:color="#000000" loext:opacity="100%" style:font-name="Montserrat" fo:font-size="18pt" style:text-underline-style="solid" style:text-underline-width="auto" style:text-underline-color="font-color" fo:font-weight="bold" style:font-size-asian="18pt" style:font-weight-asian="bold" style:font-name-complex="Segoe UI" style:font-size-complex="18pt" style:font-weight-complex="bold">
        <loext:char-complex-color loext:theme-type="dark1" loext:color-type="theme"/>
      </style:text-properties>
    </style:style>
    <style:style style:name="T38" style:family="text">
      <style:text-properties fo:color="#000000" loext:opacity="100%" style:font-name="Montserrat" fo:font-weight="bold" style:font-weight-asian="bold" style:font-weight-complex="bold">
        <loext:char-complex-color loext:theme-type="dark1" loext:color-type="theme"/>
      </style:text-properties>
    </style:style>
    <style:style style:name="T39" style:family="text">
      <style:text-properties fo:color="#000000" loext:opacity="100%" style:font-name="Montserrat" officeooo:rsid="0077b266">
        <loext:char-complex-color loext:theme-type="dark1" loext:color-type="theme"/>
      </style:text-properties>
    </style:style>
    <style:style style:name="T40" style:family="text">
      <style:text-properties fo:color="#000000" loext:opacity="100%" style:font-name="Montserrat" officeooo:rsid="0079030c">
        <loext:char-complex-color loext:theme-type="dark1" loext:color-type="theme"/>
      </style:text-properties>
    </style:style>
    <style:style style:name="T41" style:family="text">
      <style:text-properties fo:color="#000000" loext:opacity="100%" style:font-name="Montserrat" officeooo:rsid="007f2aaa">
        <loext:char-complex-color loext:theme-type="dark1" loext:color-type="theme"/>
      </style:text-properties>
    </style:style>
    <style:style style:name="T42" style:family="text">
      <style:text-properties fo:color="#000000" loext:opacity="100%" style:font-name="Montserrat" officeooo:rsid="00805d36">
        <loext:char-complex-color loext:theme-type="dark1" loext:color-type="theme"/>
      </style:text-properties>
    </style:style>
    <style:style style:name="T43" style:family="text">
      <style:text-properties fo:color="#000000" loext:opacity="100%" fo:font-weight="bold" style:font-weight-asian="bold" style:font-weight-complex="bold">
        <loext:char-complex-color loext:theme-type="dark1" loext:color-type="theme"/>
      </style:text-properties>
    </style:style>
    <style:style style:name="T44" style:family="text">
      <style:text-properties fo:color="#000000" loext:opacity="100%" officeooo:rsid="008e2640">
        <loext:char-complex-color loext:theme-type="dark1" loext:color-type="theme"/>
      </style:text-properties>
    </style:style>
    <style:style style:name="T45" style:family="text">
      <style:text-properties fo:color="#000000" loext:opacity="100%" fo:font-weight="normal" style:font-weight-asian="normal" style:font-weight-complex="normal">
        <loext:char-complex-color loext:theme-type="dark1" loext:color-type="theme"/>
      </style:text-properties>
    </style:style>
    <style:style style:name="T46" style:family="text">
      <style:text-properties officeooo:rsid="00755e7a"/>
    </style:style>
    <style:style style:name="T47" style:family="text">
      <style:text-properties officeooo:rsid="00908264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 text:name="_plk5899mvlqq"/></text:p>
      <text:p text:style-name="P19"><text:bookmark text:name="_1jgtpi0w9ri"/>Spécifications techniques</text:p>
      <text:p text:style-name="P18">Menu Maker by Qwenta</text:p>
      <text:p text:style-name="P7"/>
      <text:p text:style-name="P7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Version</text:p>
          </table:table-cell>
          <table:table-cell table:style-name="Table1.A1" office:value-type="string">
            <text:p text:style-name="P10">Auteur</text:p>
          </table:table-cell>
          <table:table-cell table:style-name="Table1.A1" office:value-type="string">
            <text:p text:style-name="P10">Date</text:p>
          </table:table-cell>
          <table:table-cell table:style-name="Table1.A1" office:value-type="string">
            <text:p text:style-name="P10">Approbation </text:p>
          </table:table-cell>
        </table:table-row>
        <table:table-row table:style-name="Table1.1">
          <table:table-cell table:style-name="Table1.A2" office:value-type="string">
            <text:p text:style-name="P11">1.0</text:p>
          </table:table-cell>
          <table:table-cell table:style-name="Table1.B2" office:value-type="string">
            <text:p text:style-name="P12">Estelle, Webgencia</text:p>
          </table:table-cell>
          <table:table-cell table:style-name="Table1.C2" office:value-type="string">
            <text:p text:style-name="P12">07/10/2024</text:p>
          </table:table-cell>
          <table:table-cell table:style-name="Table1.D2" office:value-type="string">
            <text:p text:style-name="P14"><text:span text:style-name="T46">John</text:span>,<text:span text:style-name="T46">Qwenta</text:span></text:p>
          </table:table-cell>
        </table:table-row>
      </table:table>
      <text:p text:style-name="P9"/>
      <text:p text:style-name="P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409jm82qlgst" text:style-name="Index_20_Link" text:visited-style-name="Index_20_Link"><text:span text:style-name="T2">I. Choix technologiques<text:tab/></text:span></text:a><text:span text:style-name="T1">2</text:span></text:p>
          <text:p text:style-name="P2"><text:a xlink:type="simple" xlink:href="#_ex0md8td8283" text:style-name="Index_20_Link" text:visited-style-name="Index_20_Link"><text:span text:style-name="T2">II. Liens avec le back-end<text:tab/></text:span></text:a><text:span text:style-name="T1">3</text:span></text:p>
          <text:p text:style-name="P3"><text:a xlink:type="simple" xlink:href="#_a61v3uh5vs19" text:style-name="Index_20_Link" text:visited-style-name="Index_20_Link"><text:span text:style-name="T2">III. Préconisations concernant le domaine et l’hébergement<text:tab/></text:span></text:a><text:span text:style-name="T1">3</text:span></text:p>
          <text:p text:style-name="P2"><text:a xlink:type="simple" xlink:href="#_n56najuvb5ys" text:style-name="Index_20_Link" text:visited-style-name="Index_20_Link"><text:span text:style-name="T2">IV. Accessibilité<text:tab/></text:span></text:a><text:span text:style-name="T1">3</text:span></text:p>
          <text:p text:style-name="P2"><text:a xlink:type="simple" xlink:href="#_l80x4g9stizp" text:style-name="Index_20_Link" text:visited-style-name="Index_20_Link"><text:span text:style-name="T2">V. Recommandations en termes de sécurité<text:tab/></text:span></text:a><text:span text:style-name="T1">3</text:span></text:p>
          <text:p text:style-name="P2"><text:a xlink:type="simple" xlink:href="#_vbbknpfyus5o" text:style-name="Index_20_Link" text:visited-style-name="Index_20_Link"><text:span text:style-name="T2">VI. Maintenance du site et futures mises à jour<text:tab/></text:span></text:a><text:span text:style-name="T1">4</text:span></text:p>
        </text:index-body>
      </text:table-of-content>
      <text:p text:style-name="P22"/>
      <text:p text:style-name="P21"/>
      <text:p text:style-name="P21"/>
      <text:list xml:id="list1886213080" text:style-name="WWNum3">
        <text:list-item>
          <text:p text:style-name="P38"><text:bookmark text:name="_409jm82qlgst"/>Choix technologiques</text:p>
        </text:list-item>
      </text:list>
      <text:p text:style-name="P10"/>
      <text:list text:style-name="WWNum4">
        <text:list-item>
          <text:p text:style-name="P44"><text:soft-page-break/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0">Besoin </text:p>
          </table:table-cell>
          <table:table-cell table:style-name="Table2.A1" office:value-type="string">
            <text:p text:style-name="P20">Contraintes</text:p>
          </table:table-cell>
          <table:table-cell table:style-name="Table2.A1" office:value-type="string">
            <text:p text:style-name="P20">Solution</text:p>
          </table:table-cell>
          <table:table-cell table:style-name="Table2.A1" office:value-type="string">
            <text:p text:style-name="P20">Description de la solution</text:p>
          </table:table-cell>
          <table:table-cell table:style-name="Table2.A1" office:value-type="string">
            <text:p text:style-name="P20">Justification (2 arguments)</text:p>
          </table:table-cell>
        </table:table-row>
        <table:table-row table:style-name="Table2.1">
          <table:table-cell table:style-name="Table2.A2" office:value-type="string">
            <text:p text:style-name="P26">Page login (côté client)</text:p>
          </table:table-cell>
          <table:table-cell table:style-name="Table2.B2" office:value-type="string">
            <text:p text:style-name="P48" loext:marker-style-name="T6"><text:span text:style-name="T6">Création d’une fonctionnalité « login » sous la forme d’une modale.</text:span></text:p>
          </table:table-cell>
          <table:table-cell table:style-name="Table2.C2" office:value-type="string">
            <text:p text:style-name="P1" loext:marker-style-name="T7"><text:span text:style-name="T7">React</text:span></text:p>
            <text:p text:style-name="P1" loext:marker-style-name="T6"><text:span text:style-name="T6">- Création d’une modale.</text:span></text:p>
          </table:table-cell>
          <table:table-cell table:style-name="Table2.D2" office:value-type="string">
            <text:p text:style-name="P48" loext:marker-style-name="T6"><text:span text:style-name="T27">React offre une gamme complète de fonctionnalités.</text:span></text:p>
            <text:p text:style-name="P23"/>
          </table:table-cell>
          <table:table-cell table:style-name="Table2.E2" office:value-type="string">
            <text:p text:style-name="P50" loext:marker-style-name="T27"><text:span text:style-name="T6">1) React permet de </text:span><text:span text:style-name="T27">rendre la modale interactive.</text:span></text:p>
            <text:p text:style-name="P85" loext:marker-style-name="T27"/>
            <text:p text:style-name="P50" loext:marker-style-name="T6"><text:span text:style-name="T27">2) React s’adapte aux besoins spécifiques d’une application web.</text:span></text:p>
          </table:table-cell>
        </table:table-row>
        <table:table-row table:style-name="Table2.1">
          <table:table-cell table:style-name="Table2.A3" office:value-type="string">
            <text:p text:style-name="P26">Authentification (côté serveur)</text:p>
          </table:table-cell>
          <table:table-cell table:style-name="Table2.B3" office:value-type="string">
            <text:p text:style-name="P51" loext:marker-style-name="T6"><text:span text:style-name="T6">Validation des informations d’identification de l’utilisateur</text:span></text:p>
          </table:table-cell>
          <table:table-cell table:style-name="Table2.C3" office:value-type="string">
            <text:p text:style-name="P52" loext:marker-style-name="T7"><text:span text:style-name="T7">Passport.js</text:span></text:p>
          </table:table-cell>
          <table:table-cell table:style-name="Table2.D3" office:value-type="string">
            <text:p text:style-name="P51" loext:marker-style-name="T27"><text:span text:style-name="T27">Passport.js est une bibliothèque qui fonctionne avec Node.js permettant de gérer l’authentification côté serveur de manière sécurisée.</text:span></text:p>
          </table:table-cell>
          <table:table-cell table:style-name="Table2.E3" office:value-type="string">
            <text:p text:style-name="P53" loext:marker-style-name="T6"><text:span text:style-name="T6">1) Passport.js est compatible avec React ou d’autres fram</text:span><text:span text:style-name="T39">e</text:span><text:span text:style-name="T6">works côté client.</text:span></text:p>
            <text:p text:style-name="P88" loext:marker-style-name="T6"/>
            <text:p text:style-name="P53" loext:marker-style-name="T6"><text:span text:style-name="T6">2) Il permet de maintenir des sessions sécurisées.</text:span></text:p>
          </table:table-cell>
        </table:table-row>
        <table:table-row table:style-name="Table2.1">
          <table:table-cell table:style-name="Table2.A4" office:value-type="string">
            <text:p text:style-name="P27">Confirmation et envoie de mails</text:p>
          </table:table-cell>
          <table:table-cell table:style-name="Table2.B4" office:value-type="string">
            <text:p text:style-name="P54" loext:marker-style-name="T6"><text:span text:style-name="T6">L’utilisateur doit pouvoir créer un compte avec son adresse mail, un mail lui est </text:span><text:span text:style-name="T40">ainsi</text:span><text:span text:style-name="T6"> renvoy</text:span><text:span text:style-name="T40">é</text:span><text:span text:style-name="T6"> pour permettre son authentification ou </text:span><text:span text:style-name="T40">bien </text:span><text:span text:style-name="T6">, pour confirmer son mail lors de sa première connexion à l’application.</text:span></text:p>
            <text:p text:style-name="P55" loext:marker-style-name="T6"><text:span text:style-name="T6">Un lien "Besoin d'aide” permet d'envoyer directement un e-mail aux équipes technique</text:span><text:span text:style-name="T40">s</text:span><text:span text:style-name="T6">.</text:span></text:p>
          </table:table-cell>
          <table:table-cell table:style-name="Table2.C4" office:value-type="string">
            <text:p text:style-name="P54" loext:marker-style-name="T7"><text:span text:style-name="T7">Nodemailer</text:span></text:p>
          </table:table-cell>
          <table:table-cell table:style-name="Table2.D4" office:value-type="string">
            <text:p text:style-name="P4"><text:span text:style-name="T27">Nodemailer est une bibliothèque Node.js populaire qui permet la gestion d’e-mails.</text:span><text:span text:style-name="T30">L</text:span><text:span text:style-name="T32">a bibliothèque</text:span><text:span text:style-name="T31"> </text:span><text:span text:style-name="T27">peut fonctionner avec n'importe quel fournisseur de messagerie offrant une interface SMTP. </text:span><text:s/></text:p>
          </table:table-cell>
          <table:table-cell table:style-name="Table2.E4" office:value-type="string">
            <text:p text:style-name="P56" loext:marker-style-name="T27"><text:span text:style-name="T6">1) Nodemailer est adapté pour la </text:span><text:span text:style-name="T27">création de compte avec confirmation par e-mail.</text:span></text:p>
            <text:p text:style-name="P86" loext:marker-style-name="T27"/>
            <text:p text:style-name="P56" loext:marker-style-name="T6"><text:span text:style-name="T27">2) La bibliothèque est régulièrement mise à jour, ce qui permet la correction des éventuels problèmes de sécurité.</text:span></text:p>
          </table:table-cell>
        </table:table-row>
        <table:table-row table:style-name="Table2.1">
          <table:table-cell table:style-name="Table2.A5" office:value-type="string">
            <text:p text:style-name="P28">Création d’une catégorie de menu</text:p>
          </table:table-cell>
          <table:table-cell table:style-name="Table2.B5" office:value-type="string">
            <text:p text:style-name="P1"/>
            <text:p text:style-name="P57" loext:marker-style-name="T6"><text:span text:style-name="T6">L’ajout d’une catégorie </text:span><text:soft-page-break/><text:span text:style-name="T6">doit pouvoir se faire directement sur l’écran de création de menu depuis une modale.</text:span></text:p>
            <text:p text:style-name="P1"/>
          </table:table-cell>
          <table:table-cell table:style-name="Table2.C5" office:value-type="string">
            <text:p text:style-name="P57" loext:marker-style-name="T7"><text:span text:style-name="T7">React</text:span></text:p>
            <text:p text:style-name="P95" loext:marker-style-name="T38"/>
            <text:p text:style-name="P57" loext:marker-style-name="T6"><text:soft-page-break/><text:span text:style-name="T6">- Création d’une modale.</text:span></text:p>
          </table:table-cell>
          <table:table-cell table:style-name="Table2.D5" office:value-type="string">
            <text:p text:style-name="P57" loext:marker-style-name="T6"><text:span text:style-name="T6">React permet de créer simplement des modales avec </text:span><text:soft-page-break/><text:span text:style-name="T6">un minimum de code.</text:span></text:p>
            <text:p text:style-name="P1"/>
          </table:table-cell>
          <table:table-cell table:style-name="Table2.E5" office:value-type="string">
            <text:p text:style-name="P58" loext:marker-style-name="T6"><text:span text:style-name="T6">1) React est une librairie cohérente avec le projet.</text:span></text:p>
            <text:p text:style-name="P89" loext:marker-style-name="T6"><text:soft-page-break/></text:p>
            <text:p text:style-name="P58" loext:marker-style-name="T6"><text:span text:style-name="T6">2) Il s’agit de la librairie la plus utilisée.</text:span></text:p>
          </table:table-cell>
        </table:table-row>
        <table:table-row table:style-name="Table2.1">
          <table:table-cell table:style-name="Table2.A6" office:value-type="string">
            <text:p text:style-name="P29">Création d’un plat dans le menu</text:p>
          </table:table-cell>
          <table:table-cell table:style-name="Table2.B6" office:value-type="string">
            <text:p text:style-name="P59" loext:marker-style-name="T6"><text:span text:style-name="T6">A l’ouverture de la modale, l’utilisateur doit pouvoir renseigner :</text:span></text:p>
            <text:p text:style-name="P59" loext:marker-style-name="T6"><text:span text:style-name="T6">- un nom de plat,</text:span></text:p>
            <text:p text:style-name="P59" loext:marker-style-name="T6"><text:span text:style-name="T6">- un prix,</text:span></text:p>
            <text:p text:style-name="P59" loext:marker-style-name="T6"><text:span text:style-name="T6">- une description,</text:span></text:p>
            <text:p text:style-name="P59" loext:marker-style-name="T6"><text:span text:style-name="T6">Il doit pouvoir ajouter une photo de son plat, sélectionner une catégorie et la changer si besoin.</text:span></text:p>
          </table:table-cell>
          <table:table-cell table:style-name="Table2.C6" office:value-type="string">
            <text:p text:style-name="P59" loext:marker-style-name="T7"><text:span text:style-name="T7">React </text:span></text:p>
            <text:p text:style-name="P90" loext:marker-style-name="T6"/>
            <text:p text:style-name="P59" loext:marker-style-name="T6"><text:span text:style-name="T6">- modale,</text:span></text:p>
            <text:p text:style-name="P59" loext:marker-style-name="T6"><text:span text:style-name="T6">- composants React</text:span></text:p>
          </table:table-cell>
          <table:table-cell table:style-name="Table2.D6" office:value-type="string">
            <text:p text:style-name="P59" loext:marker-style-name="T6"><text:span text:style-name="T6">React permet de créer simplement des modales, en créant des composants, il est facile d’ajouter les informations d’un plat (par exemple le prix, une description, un nom… etc).</text:span></text:p>
          </table:table-cell>
          <table:table-cell table:style-name="Table2.E6" office:value-type="string">
            <text:p text:style-name="P59" loext:marker-style-name="T27"><text:span text:style-name="T6">1) </text:span><text:span text:style-name="T27">React est adapté à la création de composants réutilisables, ce qui facilite la structuration de l’interface utilisateur en éléments modulaires.</text:span></text:p>
            <text:p text:style-name="P87" loext:marker-style-name="T27"/>
            <text:p text:style-name="P59" loext:marker-style-name="T6"><text:span text:style-name="T27">2) </text:span><text:span text:style-name="T6"><text:s/>React permet </text:span><text:span text:style-name="T27">la validation côté client pour fournir des retours d'erreur instantanés à l'utilisateur sans nécessiter une interaction avec le serveur.</text:span></text:p>
          </table:table-cell>
        </table:table-row>
        <table:table-row table:style-name="Table2.1">
          <table:table-cell table:style-name="Table2.A7" office:value-type="string">
            <text:p text:style-name="P30">Prévisualisation de l’image lors de la création d’un plat</text:p>
          </table:table-cell>
          <table:table-cell table:style-name="Table2.B7" office:value-type="string">
            <text:p text:style-name="P60" loext:marker-style-name="T6"><text:span text:style-name="T6">L’utilisateur doit pouvoir prévisualiser l’image qu’il à sélectionner avant de valider l’ajout de son plat.</text:span></text:p>
          </table:table-cell>
          <table:table-cell table:style-name="Table2.C7" office:value-type="string">
            <text:p text:style-name="P60" loext:marker-style-name="T7"><text:span text:style-name="T7">JavaScript</text:span></text:p>
            <text:p text:style-name="P91" loext:marker-style-name="T6"/>
            <text:p text:style-name="P60" loext:marker-style-name="T6"><text:span text:style-name="T6">- FileReader</text:span></text:p>
          </table:table-cell>
          <table:table-cell table:style-name="Table2.D7" office:value-type="string">
            <text:p text:style-name="P60" loext:marker-style-name="T6"><text:span text:style-name="T27">FileReader est une classe en JavaScript qui est utilisée pour lire le contenu des fichiers côté client, </text:span><text:span text:style-name="T6">elle </text:span><text:span text:style-name="T27">offre une approche pratique pour charger et afficher des images.</text:span></text:p>
          </table:table-cell>
          <table:table-cell table:style-name="Table2.E7" office:value-type="string">
            <text:p text:style-name="P103" loext:marker-style-name="T6"><text:span text:style-name="T6">1) FileReader peut être facilement intégré dans des composants React pour gérer la prévisualisation d’images.</text:span></text:p>
            <text:p text:style-name="P96" loext:marker-style-name="T6"/>
            <text:p text:style-name="P103" loext:marker-style-name="T6"><text:span text:style-name="T6">2) La prévisualisation de l’image est instantanée dès que le fichier est sélectionné par l’utilisateur.</text:span></text:p>
          </table:table-cell>
        </table:table-row>
        <table:table-row table:style-name="Table2.1">
          <table:table-cell table:style-name="Table2.A8" office:value-type="string">
            <text:p text:style-name="P31">Personnalisation d’un menu</text:p>
          </table:table-cell>
          <table:table-cell table:style-name="Table2.B8" office:value-type="string">
            <text:p text:style-name="P61" loext:marker-style-name="T6"><text:span text:style-name="T6">L’utilisateur doit pouvoir sélectionner une typographie, changer la couleur du texte et visualiser le menu cré</text:span><text:span text:style-name="T41">ée</text:span><text:span text:style-name="T6">.</text:span></text:p>
          </table:table-cell>
          <table:table-cell table:style-name="Table2.C8" office:value-type="string">
            <text:p text:style-name="P61" loext:marker-style-name="T7"><text:span text:style-name="T7">React</text:span></text:p>
          </table:table-cell>
          <table:table-cell table:style-name="Table2.D8" office:value-type="string">
            <text:p text:style-name="P61" loext:marker-style-name="T6"><text:span text:style-name="T6">React est capable de gérer la sélection d’une typographie et le choix d’une couleur de texte.</text:span></text:p>
          </table:table-cell>
          <table:table-cell table:style-name="Table2.E8" office:value-type="string">
            <text:p text:style-name="P62" loext:marker-style-name="T6"><text:span text:style-name="T6">1) React peut intégrer une bibliothèque ou un composant qui propose une liste de typographie (Google Fonts par exemple).</text:span></text:p>
            <text:p text:style-name="P92" loext:marker-style-name="T6"/>
            <text:p text:style-name="P62" loext:marker-style-name="T6"><text:span text:style-name="T6">2) Possibilité d’utiliser une bibliothèque React pour choisir </text:span><text:soft-page-break/><text:span text:style-name="T6">une couleur (React Color). </text:span></text:p>
          </table:table-cell>
        </table:table-row>
        <table:table-row table:style-name="Table2.1">
          <table:table-cell table:style-name="Table2.A9" office:value-type="string">
            <text:p text:style-name="P34"><text:span text:style-name="T13">Diffusion</text:span><text:span text:style-name="T12"> du menu sur Deliveroo</text:span></text:p>
          </table:table-cell>
          <table:table-cell table:style-name="Table2.B9" office:value-type="string">
            <text:p text:style-name="P63" loext:marker-style-name="T6"><text:span text:style-name="T6">L’utilisateur doit pouvoir exporter </text:span><text:span text:style-name="T42">s</text:span><text:span text:style-name="T6">on menu en un clic en étant redirig</text:span><text:span text:style-name="T42">é</text:span><text:span text:style-name="T6"> vers l’application Deliveroo.</text:span></text:p>
          </table:table-cell>
          <table:table-cell table:style-name="Table2.C9" office:value-type="string">
            <text:p text:style-name="P64" loext:marker-style-name="T7"><text:span text:style-name="T7">API de Deliveroo</text:span></text:p>
          </table:table-cell>
          <table:table-cell table:style-name="Table2.D9" office:value-type="string">
            <text:p text:style-name="P64" loext:marker-style-name="T6"><text:span text:style-name="T27">L’interface de programmation d'application est un ensemble de règles et de protocoles qui permettent à un logiciel de communiquer avec un autre. </text:span><text:span text:style-name="T28">L’API permet d’intégrer des menus sur Deliveroo à partir de systèmes tiers :</text:span></text:p>
            <text:p text:style-name="P64" loext:marker-style-name="T6"><text:span text:style-name="T28">https://apidocs.deliveroo.com/v2.0/docs/menu-api-overview</text:span></text:p>
          </table:table-cell>
          <table:table-cell table:style-name="Table2.E9" office:value-type="string">
            <text:p text:style-name="P65" loext:marker-style-name="T27"><text:span text:style-name="T6">1) </text:span><text:span text:style-name="T27">L’API fournit un niveau de sécurité en permettant un contrôle d'accès basé sur le Token d'authentification. Cela garantit que seules les parties autorisées peuvent accéder aux données exposées par l'API.</text:span></text:p>
            <text:p text:style-name="P65" loext:marker-style-name="T6"><text:span text:style-name="T27">2) Les API permettent aux développeurs de construire des systèmes à partir de composants indépendants. Cela simplifie la maintenance, les mises à jour et l'évolutivité des applications.</text:span></text:p>
          </table:table-cell>
        </table:table-row>
        <table:table-row table:style-name="Table2.1">
          <table:table-cell table:style-name="Table2.A10" office:value-type="string">
            <text:p text:style-name="P32">Partage du menu sur Instagram</text:p>
          </table:table-cell>
          <table:table-cell table:style-name="Table2.B10" office:value-type="string">
            <text:p text:style-name="P66" loext:marker-style-name="T6"><text:span text:style-name="T27">L'utilisateur doit pouvoir partager son menu sur Instagram. </text:span><text:span text:style-name="T33">L’export du menu devra se conformer au format 16:10 des posts et 16:9 des stories instagram.</text:span></text:p>
            <text:p text:style-name="P1"/>
            <text:p text:style-name="P1"/>
          </table:table-cell>
          <table:table-cell table:style-name="Table2.C10" office:value-type="string">
            <text:p text:style-name="P66" loext:marker-style-name="T7"><text:span text:style-name="T7">API d’Instagram</text:span></text:p>
          </table:table-cell>
          <table:table-cell table:style-name="Table2.D10" office:value-type="string">
            <text:p text:style-name="P67" loext:marker-style-name="T27"><text:span text:style-name="T27">Utilisation de l'API d'Instagram permet le partage d’un menu.</text:span></text:p>
            <text:p text:style-name="P104" loext:marker-style-name="T27"><text:span text:style-name="T27">Adaptation automatique des formats et automatisation de la publication via l’API d’Instagram</text:span></text:p>
            <text:p text:style-name="P68" loext:marker-style-name="T27"><text:span text:style-name="T29">https://developers,facebook.com/docs/instagram-basic-display-api</text:span> </text:p>
          </table:table-cell>
          <table:table-cell table:style-name="Table2.E10" office:value-type="string">
            <text:p text:style-name="P67" loext:marker-style-name="T27"><text:span text:style-name="T27">1) L'API d'Instagram fournit les fonctionnalités nécessaires pour le partage sur la plateforme.</text:span></text:p>
            <text:p text:style-name="P105" loext:marker-style-name="T6"><text:span text:style-name="T6"><text:s/></text:span></text:p>
            <text:p text:style-name="P67" loext:marker-style-name="T6"><text:span text:style-name="T27">2) Permet une intégration directe avec les fonctionnalités de partage d'Instagram.</text:span></text:p>
          </table:table-cell>
        </table:table-row>
        <table:table-row table:style-name="Table2.1">
          <table:table-cell table:style-name="Table2.A10" office:value-type="string">
            <text:p text:style-name="P33">Téléchargement du menu au format PDF</text:p>
          </table:table-cell>
          <table:table-cell table:style-name="Table2.B10" office:value-type="string">
            <text:p text:style-name="P69" loext:marker-style-name="T6"><text:span text:style-name="T6">L’utilisateur doit pouvoir en un clic télécharger le fichier au format PDF correspondant à son menu.</text:span></text:p>
          </table:table-cell>
          <table:table-cell table:style-name="Table2.C10" office:value-type="string">
            <text:p text:style-name="P70" loext:marker-style-name="T7"><text:span text:style-name="T7">React</text:span></text:p>
            <text:p text:style-name="P93" loext:marker-style-name="T6"/>
            <text:p text:style-name="P71" loext:marker-style-name="T6"><text:span text:style-name="T6">- React-pdf</text:span></text:p>
          </table:table-cell>
          <table:table-cell table:style-name="Table2.D10" office:value-type="string">
            <text:p text:style-name="P70" loext:marker-style-name="T6"><text:span text:style-name="T27">La bibliothèque React-pdf est conçue pour être facilement intégrée dans des applications React.</text:span></text:p>
          </table:table-cell>
          <table:table-cell table:style-name="Table2.E10" office:value-type="string">
            <text:p text:style-name="P70" loext:marker-style-name="T27"><text:span text:style-name="T6">1) La bibliothèque </text:span><text:span text:style-name="T27">offre des composants React spécialisés pour l'affichage de fichiers PDF.</text:span></text:p>
            <text:p text:style-name="P97" loext:marker-style-name="T6"/>
            <text:p text:style-name="P106" loext:marker-style-name="T6"><text:span text:style-name="T6">2) </text:span><text:span text:style-name="T27">Possibilité de personnaliser l'apparence et le comportement </text:span><text:soft-page-break/><text:span text:style-name="T27">des composants fournis par "react-pdf" pour répondre à des besoins spécifiques.</text:span></text:p>
          </table:table-cell>
        </table:table-row>
        <table:table-row table:style-name="Table2.1">
          <table:table-cell table:style-name="Table2.A12" office:value-type="string">
            <text:p text:style-name="P33">Impression d’un menu</text:p>
          </table:table-cell>
          <table:table-cell table:style-name="Table2.B12" office:value-type="string">
            <text:p text:style-name="P72" loext:marker-style-name="T6"><text:span text:style-name="T6">L’utilisateur doit pouvoir imprimer son menu en cliquant sur un bouton dans une application React. </text:span></text:p>
          </table:table-cell>
          <table:table-cell table:style-name="Table2.C12" office:value-type="string">
            <text:p text:style-name="P72" loext:marker-style-name="T7"><text:span text:style-name="T7">React</text:span></text:p>
            <text:p text:style-name="P94" loext:marker-style-name="T6"/>
            <text:p text:style-name="P72" loext:marker-style-name="T6"><text:span text:style-name="T6">- React-to-print</text:span></text:p>
          </table:table-cell>
          <table:table-cell table:style-name="Table2.D12" office:value-type="string">
            <text:p text:style-name="P73" loext:marker-style-name="T6"><text:span text:style-name="T27">La bibliothèque </text:span><text:span text:style-name="HTML_20_Code"><text:span text:style-name="T34">react-to-print</text:span></text:span><text:span text:style-name="T27"> est une solution idéale, car elle permet de faciliter les tâches d’impression d’un composant. </text:span></text:p>
          </table:table-cell>
          <table:table-cell table:style-name="Table2.E12" office:value-type="string">
            <text:p text:style-name="P74" loext:marker-style-name="T35"><text:span text:style-name="T35">1) </text:span><text:span text:style-name="Strong_20_Emphasis"><text:span text:style-name="T36">Conçue pour React</text:span></text:span><text:span text:style-name="T36"> </text:span><text:span text:style-name="T35">: La bibliothèque </text:span><text:span text:style-name="Strong_20_Emphasis"><text:span text:style-name="T35">react-to-print</text:span></text:span><text:span text:style-name="T35"> est spécifiquement développée pour fonctionner de manière transparente avec les composants React, rendant l'intégration simple et directe. </text:span></text:p>
            <text:p text:style-name="P74" loext:marker-style-name="T6"><text:span text:style-name="T35">2) </text:span><text:span text:style-name="Strong_20_Emphasis"><text:span text:style-name="T35">Options de configuration</text:span></text:span><text:span text:style-name="T35"> : </text:span><text:span text:style-name="Strong_20_Emphasis"><text:span text:style-name="T35">React-to-Print</text:span></text:span><text:span text:style-name="T35"> offre différentes options de configuration pour personnaliser l'impression, telles que la sélection des éléments à imprimer, l'ajout de styles spécifiques pour l'impression, et bien plus encore. </text:span></text:p>
          </table:table-cell>
        </table:table-row>
      </table:table>
      <text:p text:style-name="P11"/>
      <text:p text:style-name="P11"/>
      <text:p text:style-name="P15"/>
      <text:list xml:id="list141357124057587" text:continue-list="list1886213080" text:style-name="WWNum3">
        <text:list-item>
          <text:p text:style-name="P39"><text:bookmark text:name="_ex0md8td8283"/>Liens avec le back-end </text:p>
        </text:list-item>
      </text:list>
      <text:p text:style-name="P11"/>
      <text:list text:style-name="WWNum6">
        <text:list-item>
          <text:p text:style-name="P107" loext:marker-style-name="T10"><text:span text:style-name="T10">Quel langage pour le serveur ?</text:span></text:p>
          <text:p text:style-name="P98" loext:marker-style-name="T10"/>
          <text:p text:style-name="P108" loext:marker-style-name="T14"><text:span text:style-name="T14">Le langage pour le serveur est Node.js, utilisé conjointement avec Passport.js pour gérer l'authentification côté serveur de manière sécurisée.</text:span></text:p>
          <text:p text:style-name="P98" loext:marker-style-name="T10"/>
        </text:list-item>
        <text:list-item>
          <text:p text:style-name="P107" loext:marker-style-name="T10"><text:span text:style-name="T10">A-t-on besoin d’une API ? Si oui laquelle ?</text:span></text:p>
          <text:p text:style-name="P98" loext:marker-style-name="T10"/>
          <text:p text:style-name="P111">Oui, l'application nécessite plusieurs API :</text:p>
          <text:p text:style-name="P109"><text:soft-page-break/><text:span text:style-name="Strong_20_Emphasis"><text:span text:style-name="T21">API d</text:span></text:span><text:span text:style-name="Strong_20_Emphasis"><text:span text:style-name="T22">e Deliveroo</text:span></text:span><text:span text:style-name="Strong_20_Emphasis"><text:span text:style-name="T24"> </text:span></text:span><text:s/>: Elle sera utilisée pour permettre à l'utilisateur d'exporter son menu en un clic et d'être redirigé vers l'application Deliveroo. </text:p>
          <text:p text:style-name="P110"><text:span text:style-name="Strong_20_Emphasis"><text:span text:style-name="T21">API d'Instagram</text:span></text:span><text:span text:style-name="T24"> : Cette API permettra de partager le menu directement sur Instagram. </text:span></text:p>
          <text:p text:style-name="P98" loext:marker-style-name="T10"/>
        </text:list-item>
        <text:list-item>
          <text:p text:style-name="P107" loext:marker-style-name="T10"><text:span text:style-name="T10">Base de données choisie : </text:span></text:p>
          <text:p text:style-name="P98" loext:marker-style-name="T10"/>
          <text:p text:style-name="P108" loext:marker-style-name="T20"><text:span text:style-name="T18">Base de données</text:span><text:span text:style-name="T20"> : MongoDB,</text:span></text:p>
          <text:p text:style-name="P108" loext:marker-style-name="T21"><text:span text:style-name="T18">Type de base de données </text:span><text:span text:style-name="T21">: NoSQL,</text:span></text:p>
          <text:p text:style-name="P108" loext:marker-style-name="T21"><text:span text:style-name="T19">Cas d’utilisation </text:span><text:span text:style-name="T17">: MongoDB est idéal pour les applications qui nécessitent une flexibilité dans la gestion du schéma de données. Son modèle NoSQL, de type </text:span><text:span text:style-name="Strong_20_Emphasis"><text:span text:style-name="T16">Document Store</text:span></text:span><text:span text:style-name="T17">, est particulièrement adapté pour manipuler des données au format JSON.</text:span></text:p>
        </text:list-item>
      </text:list>
      <text:p text:style-name="Horizontal_20_Line"/>
      <text:list text:continue-numbering="true" text:style-name="WWNum6">
        <text:list-item>
          <text:p text:style-name="P108" loext:marker-style-name="T21"><text:span text:style-name="T17"/></text:p>
        </text:list-item>
      </text:list>
      <text:p text:style-name="P24"/>
      <text:p text:style-name="P17"/>
      <text:list xml:id="list141356581638330" text:continue-list="list141357124057587" text:style-name="WWNum3">
        <text:list-item>
          <text:p text:style-name="P38"><text:bookmark text:name="_a61v3uh5vs19"/>Préconisations concernant le domaine et l’hébergement</text:p>
        </text:list-item>
      </text:list>
      <text:p text:style-name="P11"/>
      <text:list text:style-name="WWNum7">
        <text:list-item>
          <text:p text:style-name="P75" loext:marker-style-name="T21"><text:span text:style-name="T10">Nom du domaine :</text:span><text:span text:style-name="T21"> en cours de création mais certainement « menu-maker.qwenta.com ».</text:span></text:p>
        </text:list-item>
        <text:list-item>
          <text:p text:style-name="P75" loext:marker-style-name="T10"><text:span text:style-name="T10">Nom de l’hébergement : </text:span><text:span text:style-name="T25">hostinger.fr</text:span></text:p>
        </text:list-item>
        <text:list-item>
          <text:p text:style-name="P75" loext:marker-style-name="T10"><text:span text:style-name="T10">Adresses e-mail : </text:span><text:span text:style-name="T21">contact@qwenta.com</text:span></text:p>
        </text:list-item>
      </text:list>
      <text:p text:style-name="P16"/>
      <text:list xml:id="list141358218163152" text:continue-list="list141356581638330" text:style-name="WWNum3">
        <text:list-item>
          <text:p text:style-name="P40"><text:bookmark text:name="_n56najuvb5ys"/>Accessibilité<text:line-break/></text:p>
        </text:list-item>
      </text:list>
      <text:list text:style-name="WWNum1">
        <text:list-item>
          <text:p text:style-name="P76" loext:marker-style-name="T10"><text:span text:style-name="T10">Compatibilité navigateur : </text:span><text:span text:style-name="T21">Compatibilité avec les dernières versions de Chrome, Safari et Firefox.</text:span></text:p>
          <text:p text:style-name="P99" loext:marker-style-name="T10"/>
        </text:list-item>
        <text:list-item>
          <text:p text:style-name="P76" loext:marker-style-name="T10"><text:span text:style-name="T10">Types d’appareils : </text:span><text:span text:style-name="T21">L'application devra être accessible au minimum : navigable depuis le clavier, et lisible par un lecteur d'écran.</text:span></text:p>
          <text:p text:style-name="P47"/>
        </text:list-item>
      </text:list>
      <text:p text:style-name="P10"/>
      <text:p text:style-name="P10"><text:soft-page-break/></text:p>
      <text:list xml:id="list141357299719036" text:continue-list="list141358218163152" text:style-name="WWNum3">
        <text:list-item>
          <text:p text:style-name="P40"><text:bookmark text:name="_l80x4g9stizp"/>Recommandations en termes de sécurité<text:line-break/></text:p>
        </text:list-item>
      </text:list>
      <text:list text:style-name="WWNum5">
        <text:list-header>
          <text:p text:style-name="P45"/>
          <text:p text:style-name="P77" loext:marker-style-name="T10"><text:span text:style-name="T10">Recommandations de sécurité, accès aux comptes :</text:span></text:p>
          <text:p text:style-name="P100" loext:marker-style-name="T10"/>
        </text:list-header>
        <text:list-item>
          <text:p text:style-name="P41" loext:marker-style-name="T10"><text:span text:style-name="T10">Authentification à deux facteurs (2FA) : </text:span><text:span text:style-name="T21">L’utilisateur doit fournir deux formes d’identification avant d’accéder à son compte.</text:span></text:p>
          <text:p text:style-name="P100" loext:marker-style-name="T10"/>
        </text:list-item>
        <text:list-item>
          <text:p text:style-name="P79" loext:marker-style-name="T10"><text:span text:style-name="T10">Recommandations de sécurité, solutions générales : </text:span><text:span text:style-name="T24">Certificats SSL/TLS : utilisés pour établir des connections sécurisées et <text:s/></text:span><text:span text:style-name="T26">chiffrées </text:span><text:span text:style-name="T24">entre le navigateur de l’utilisateur et le serveur.</text:span></text:p>
        </text:list-item>
      </text:list>
      <text:p text:style-name="P43"/>
      <text:list text:continue-numbering="true" text:style-name="WWNum5">
        <text:list-item>
          <text:p text:style-name="P77" loext:marker-style-name="T10"><text:span text:style-name="T10">Recommandations de sécurité, protection contre les attaques :</text:span></text:p>
          <text:p text:style-name="P41" loext:marker-style-name="T10"><text:span text:style-name="T10">Détection d’intrusion </text:span><text:span text:style-name="T21">: Mettre en place des systèmes de détection d’intrusion (IDS) pour identifier les activités suspectes et les attaques en temps réel. </text:span></text:p>
          <text:p text:style-name="P42" loext:marker-style-name="T10"/>
        </text:list-item>
        <text:list-item>
          <text:p text:style-name="P77" loext:marker-style-name="T21"><text:span text:style-name="T10">Recommandations de sécurité, mises à jour et patchs : </text:span></text:p>
          <text:p text:style-name="P78"><text:span text:style-name="T10">Gestion des vulnérabilités : </text:span><text:span text:style-name="T24">Effectuer des mises à jour régulières des logiciels, frameworks et plugins pour corriger les failles de sécurité connues. <text:s/></text:span></text:p>
        </text:list-item>
      </text:list>
      <text:p text:style-name="P11"><text:line-break/></text:p>
      <text:list text:continue-list="list141357299719036" text:style-name="WWNum3">
        <text:list-item>
          <text:p text:style-name="P40"><text:bookmark text:name="_vbbknpfyus5o"/><text:span text:style-name="T3">Maintenance du site et futures mises à jour</text:span><text:span text:style-name="T4"><text:line-break/></text:span></text:p>
        </text:list-item>
      </text:list>
      <text:list text:style-name="WWNum2">
        <text:list-header>
          <text:p text:style-name="P46"/>
        </text:list-header>
      </text:list>
      <text:p text:style-name="P13"/>
      <text:p text:style-name="P80" loext:marker-style-name="T9"><text:span text:style-name="T9">Sauvegardes régulières :</text:span></text:p>
      <text:list text:style-name="WWNum47">
        <text:list-item>
          <text:list>
            <text:list-item>
              <text:p text:style-name="P81" loext:marker-style-name="T14"><text:span text:style-name="T14">Mise en place d'un système automatisé de sauvegardes régulières du site, y compris la base de données.</text:span></text:p>
            </text:list-item>
          </text:list>
        </text:list-item>
      </text:list>
      <text:p text:style-name="P101" loext:marker-style-name="T14"/>
      <text:p text:style-name="P82" loext:marker-style-name="T8"><text:span text:style-name="T8">Surveillance continue :</text:span></text:p>
      <text:list text:continue-numbering="true" text:style-name="WWNum47">
        <text:list-item>
          <text:list>
            <text:list-item>
              <text:p text:style-name="P81" loext:marker-style-name="T14"><text:span text:style-name="T14">Utilisation d'outils de surveillance pour suivre les performances du site et résoudre rapidement les problèmes potentiels.</text:span></text:p>
            </text:list-item>
          </text:list>
        </text:list-item>
      </text:list>
      <text:p text:style-name="P101" loext:marker-style-name="T14"/>
      <text:p text:style-name="P82" loext:marker-style-name="T8"><text:span text:style-name="T8">Gestion des erreurs :</text:span></text:p>
      <text:list text:continue-numbering="true" text:style-name="WWNum47">
        <text:list-item>
          <text:list>
            <text:list-item>
              <text:p text:style-name="P81" loext:marker-style-name="T14"><text:soft-page-break/><text:span text:style-name="T14">Mise en place de mécanismes de gestion des erreurs pour intercepter, enregistrer et résoudre les erreurs du site.</text:span></text:p>
            </text:list-item>
          </text:list>
        </text:list-item>
      </text:list>
      <text:p text:style-name="P101" loext:marker-style-name="T14"/>
      <text:p text:style-name="P82" loext:marker-style-name="T8"><text:span text:style-name="T8">Gestion des mises à jour :</text:span></text:p>
      <text:list text:continue-numbering="true" text:style-name="WWNum47">
        <text:list-item>
          <text:list>
            <text:list-item>
              <text:p text:style-name="P81" loext:marker-style-name="T14"><text:span text:style-name="T14">Surveillance régulière des dépendances du site (frameworks, bibliothèques, plugins) et application des mises à jour nécessaires.</text:span></text:p>
            </text:list-item>
          </text:list>
        </text:list-item>
      </text:list>
      <text:p text:style-name="P101" loext:marker-style-name="T14"/>
      <text:p text:style-name="P82" loext:marker-style-name="T8"><text:span text:style-name="T8">Tests préalables :</text:span></text:p>
      <text:list text:continue-numbering="true" text:style-name="WWNum47">
        <text:list-item>
          <text:list>
            <text:list-item>
              <text:p text:style-name="P81" loext:marker-style-name="T14"><text:span text:style-name="T14">Réalisation de tests préalables avant chaque mise à jour pour garantir la stabilité du site </text:span><text:span text:style-name="T15">et le bon fonctionnement du site.</text:span></text:p>
            </text:list-item>
          </text:list>
        </text:list-item>
      </text:list>
      <text:p text:style-name="P102" loext:marker-style-name="T14"/>
      <text:p text:style-name="P102" loext:marker-style-name="T14"/>
      <text:p text:style-name="P36" loext:marker-style-name="T27"/>
      <text:p text:style-name="P36" loext:marker-style-name="T27"/>
      <text:p text:style-name="P101" loext:marker-style-name="T14"/>
      <text:p text:style-name="P25"/>
      <text:p text:style-name="P84" loext:marker-style-name="T37"><text:span text:style-name="T37">Engagement du prestataire:</text:span></text:p>
      <text:p text:style-name="P102" loext:marker-style-name="T14"/>
      <text:p text:style-name="P102" loext:marker-style-name="T14"/>
      <text:p text:style-name="P83" loext:marker-style-name="T8"><text:span text:style-name="T14"><text:tab/></text:span><text:span text:style-name="T8">Réactivité :</text:span></text:p>
      <text:p text:style-name="P83" loext:marker-style-name="T8"><text:span text:style-name="T8"/></text:p>
      <text:list text:style-name="L1">
        <text:list-item>
          <text:p text:style-name="P112"><text:span text:style-name="Strong_20_Emphasis">Engagement</text:span> : Intervention garantie dans un délai de six heures suivant la notification d'un problème critique sur le site.</text:p>
        </text:list-item>
      </text:list>
      <text:p text:style-name="P35"><text:tab/>Communication :</text:p>
      <text:list text:style-name="L2">
        <text:list-item>
          <text:p text:style-name="P113"><text:span text:style-name="Strong_20_Emphasis">Information régulière</text:span> : Le client sera informé régulièrement de l'état de la maintenance, des mises à jour prévues, ainsi que de toute interruption de service planifiée.</text:p>
        </text:list-item>
      </text:list>
      <text:p text:style-name="P83" loext:marker-style-name="T8"><text:span text:style-name="T8"/></text:p>
      <text:p text:style-name="P83" loext:marker-style-name="T8"><text:span text:style-name="T8"/></text:p>
      <text:p text:style-name="P8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Eras Medium ITC" svg:font-family="'Eras Medium ITC'" style:font-family-generic="roman" style:font-pitch="variable"/>
    <style:font-face style:name="Eras Medium ITC1" svg:font-family="'Eras Medium ITC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Eras Medium ITC1" style:font-family-complex="'Eras Medium ITC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Eras Medium ITC1" style:font-family-complex="'Eras Medium ITC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texte_20_vertical_7e_LT_7e_Gliederung_20_1" style:display-name="Titre et texte vertical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et_20_texte_20_vertical_7e_LT_7e_Gliederung_20_2" style:display-name="Titre et texte vertical~LT~Gliederung 2" style:family="paragraph" style:parent-style-name="Titre_20_et_20_texte_20_vertical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texte_20_vertical_7e_LT_7e_Gliederung_20_3" style:display-name="Titre et texte vertical~LT~Gliederung 3" style:family="paragraph" style:parent-style-name="Titre_20_et_20_texte_20_vertical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texte_20_vertical_7e_LT_7e_Gliederung_20_4" style:display-name="Titre et texte vertical~LT~Gliederung 4" style:family="paragraph" style:parent-style-name="Titre_20_et_20_texte_20_vertical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texte_20_vertical_7e_LT_7e_Gliederung_20_5" style:display-name="Titre et texte vertical~LT~Gliederung 5" style:family="paragraph" style:parent-style-name="Titre_20_et_20_texte_20_vertical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texte_20_vertical_7e_LT_7e_Gliederung_20_6" style:display-name="Titre et texte vertical~LT~Gliederung 6" style:family="paragraph" style:parent-style-name="Titre_20_et_20_texte_20_vertical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texte_20_vertical_7e_LT_7e_Gliederung_20_7" style:display-name="Titre et texte vertical~LT~Gliederung 7" style:family="paragraph" style:parent-style-name="Titre_20_et_20_texte_20_vertical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texte_20_vertical_7e_LT_7e_Gliederung_20_8" style:display-name="Titre et texte vertical~LT~Gliederung 8" style:family="paragraph" style:parent-style-name="Titre_20_et_20_texte_20_vertical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texte_20_vertical_7e_LT_7e_Gliederung_20_9" style:display-name="Titre et texte vertical~LT~Gliederung 9" style:family="paragraph" style:parent-style-name="Titre_20_et_20_texte_20_vertical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texte_20_vertical_7e_LT_7e_Titel" style:display-name="Titre et texte vertical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et_20_texte_20_vertical_7e_LT_7e_Untertitel" style:display-name="Titre et texte vertical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et_20_texte_20_vertical_7e_LT_7e_Notizen" style:display-name="Titre et texte vertical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et_20_texte_20_vertical_7e_LT_7e_Hintergrundobjekte" style:display-name="Titre et texte vertica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Titre_20_et_20_texte_20_vertical_7e_LT_7e_Hintergrund" style:display-name="Titre et texte vertical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Titre_20_vertical_20_et_20_texte_7e_LT_7e_Gliederung_20_1" style:display-name="Titre vertical et text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vertical_20_et_20_texte_7e_LT_7e_Gliederung_20_2" style:display-name="Titre vertical et texte~LT~Gliederung 2" style:family="paragraph" style:parent-style-name="Titre_20_vertical_20_et_20_texte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vertical_20_et_20_texte_7e_LT_7e_Gliederung_20_3" style:display-name="Titre vertical et texte~LT~Gliederung 3" style:family="paragraph" style:parent-style-name="Titre_20_vertical_20_et_20_texte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vertical_20_et_20_texte_7e_LT_7e_Gliederung_20_4" style:display-name="Titre vertical et texte~LT~Gliederung 4" style:family="paragraph" style:parent-style-name="Titre_20_vertical_20_et_20_text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vertical_20_et_20_texte_7e_LT_7e_Gliederung_20_5" style:display-name="Titre vertical et texte~LT~Gliederung 5" style:family="paragraph" style:parent-style-name="Titre_20_vertical_20_et_20_text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vertical_20_et_20_texte_7e_LT_7e_Gliederung_20_6" style:display-name="Titre vertical et texte~LT~Gliederung 6" style:family="paragraph" style:parent-style-name="Titre_20_vertical_20_et_20_text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vertical_20_et_20_texte_7e_LT_7e_Gliederung_20_7" style:display-name="Titre vertical et texte~LT~Gliederung 7" style:family="paragraph" style:parent-style-name="Titre_20_vertical_20_et_20_text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vertical_20_et_20_texte_7e_LT_7e_Gliederung_20_8" style:display-name="Titre vertical et texte~LT~Gliederung 8" style:family="paragraph" style:parent-style-name="Titre_20_vertical_20_et_20_text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vertical_20_et_20_texte_7e_LT_7e_Gliederung_20_9" style:display-name="Titre vertical et texte~LT~Gliederung 9" style:family="paragraph" style:parent-style-name="Titre_20_vertical_20_et_20_text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vertical_20_et_20_texte_7e_LT_7e_Titel" style:display-name="Titre vertical et texte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vertical_20_et_20_texte_7e_LT_7e_Untertitel" style:display-name="Titre vertical et text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vertical_20_et_20_texte_7e_LT_7e_Notizen" style:display-name="Titre vertical et text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vertical_20_et_20_texte_7e_LT_7e_Hintergrundobjekte" style:display-name="Titre vertical et text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Titre_20_vertical_20_et_20_texte_7e_LT_7e_Hintergrund" style:display-name="Titre vertical et text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Titre_20_et_20_contenu_7e_LT_7e_Gliederung_20_1" style:display-name="Titre et contenu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Deux_20_contenus_7e_LT_7e_Hintergrund" style:display-name="Deux contenus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Comparaison_7e_LT_7e_Gliederung_20_1" style:display-name="Comparais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Comparaison_7e_LT_7e_Hintergrund" style:display-name="Comparais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Titre_20_seul_7e_LT_7e_Gliederung_20_1" style:display-name="Titre seul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seul_7e_LT_7e_Gliederung_20_2" style:display-name="Titre seul~LT~Gliederung 2" style:family="paragraph" style:parent-style-name="Titre_20_seul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3" style:display-name="Titre seul~LT~Gliederung 3" style:family="paragraph" style:parent-style-name="Titre_20_seul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seul_7e_LT_7e_Gliederung_20_4" style:display-name="Titre seul~LT~Gliederung 4" style:family="paragraph" style:parent-style-name="Titre_20_seul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seul_7e_LT_7e_Gliederung_20_5" style:display-name="Titre seul~LT~Gliederung 5" style:family="paragraph" style:parent-style-name="Titre_20_seul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6" style:display-name="Titre seul~LT~Gliederung 6" style:family="paragraph" style:parent-style-name="Titre_20_seul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7" style:display-name="Titre seul~LT~Gliederung 7" style:family="paragraph" style:parent-style-name="Titre_20_seul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8" style:display-name="Titre seul~LT~Gliederung 8" style:family="paragraph" style:parent-style-name="Titre_20_seul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9" style:display-name="Titre seul~LT~Gliederung 9" style:family="paragraph" style:parent-style-name="Titre_20_seul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Titel" style:display-name="Titre seul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seul_7e_LT_7e_Untertitel" style:display-name="Titre seul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seul_7e_LT_7e_Notizen" style:display-name="Titre seul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Titre_20_seul_7e_LT_7e_Hintergrundobjekte" style:display-name="Titre seu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Titre_20_seul_7e_LT_7e_Hintergrund" style:display-name="Titre seul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Contenu_20_avec_20_légende_7e_LT_7e_Gliederung_20_1" style:display-name="Contenu avec légen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Contenu_20_avec_20_légende_7e_LT_7e_Gliederung_20_2" style:display-name="Contenu avec légende~LT~Gliederung 2" style:family="paragraph" style:parent-style-name="Contenu_20_avec_20_légen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3" style:display-name="Contenu avec légende~LT~Gliederung 3" style:family="paragraph" style:parent-style-name="Contenu_20_avec_20_légen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u_20_avec_20_légende_7e_LT_7e_Gliederung_20_4" style:display-name="Contenu avec légende~LT~Gliederung 4" style:family="paragraph" style:parent-style-name="Contenu_20_avec_20_légen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u_20_avec_20_légende_7e_LT_7e_Gliederung_20_5" style:display-name="Contenu avec légende~LT~Gliederung 5" style:family="paragraph" style:parent-style-name="Contenu_20_avec_20_légen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6" style:display-name="Contenu avec légende~LT~Gliederung 6" style:family="paragraph" style:parent-style-name="Contenu_20_avec_20_légen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7" style:display-name="Contenu avec légende~LT~Gliederung 7" style:family="paragraph" style:parent-style-name="Contenu_20_avec_20_légen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8" style:display-name="Contenu avec légende~LT~Gliederung 8" style:family="paragraph" style:parent-style-name="Contenu_20_avec_20_légen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9" style:display-name="Contenu avec légende~LT~Gliederung 9" style:family="paragraph" style:parent-style-name="Contenu_20_avec_20_légen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Titel" style:display-name="Contenu avec légende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Contenu_20_avec_20_légende_7e_LT_7e_Untertitel" style:display-name="Contenu avec légen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Contenu_20_avec_20_légende_7e_LT_7e_Notizen" style:display-name="Contenu avec légen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Contenu_20_avec_20_légende_7e_LT_7e_Hintergrundobjekte" style:display-name="Contenu avec légen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Contenu_20_avec_20_légende_7e_LT_7e_Hintergrund" style:display-name="Contenu avec légen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Image_20_avec_20_légende_7e_LT_7e_Gliederung_20_1" style:display-name="Image avec légen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Image_20_avec_20_légende_7e_LT_7e_Gliederung_20_2" style:display-name="Image avec légende~LT~Gliederung 2" style:family="paragraph" style:parent-style-name="Image_20_avec_20_légen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3" style:display-name="Image avec légende~LT~Gliederung 3" style:family="paragraph" style:parent-style-name="Image_20_avec_20_légen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avec_20_légende_7e_LT_7e_Gliederung_20_4" style:display-name="Image avec légende~LT~Gliederung 4" style:family="paragraph" style:parent-style-name="Image_20_avec_20_légen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avec_20_légende_7e_LT_7e_Gliederung_20_5" style:display-name="Image avec légende~LT~Gliederung 5" style:family="paragraph" style:parent-style-name="Image_20_avec_20_légen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6" style:display-name="Image avec légende~LT~Gliederung 6" style:family="paragraph" style:parent-style-name="Image_20_avec_20_légen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7" style:display-name="Image avec légende~LT~Gliederung 7" style:family="paragraph" style:parent-style-name="Image_20_avec_20_légen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8" style:display-name="Image avec légende~LT~Gliederung 8" style:family="paragraph" style:parent-style-name="Image_20_avec_20_légen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9" style:display-name="Image avec légende~LT~Gliederung 9" style:family="paragraph" style:parent-style-name="Image_20_avec_20_légen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Titel" style:display-name="Image avec légende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Image_20_avec_20_légende_7e_LT_7e_Untertitel" style:display-name="Image avec légen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Image_20_avec_20_légende_7e_LT_7e_Notizen" style:display-name="Image avec légen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Eras Medium ITC1" style:font-family-complex="'Eras Medium ITC'" style:font-family-generic-complex="system" style:font-pitch-complex="variable" style:font-size-complex="12pt" style:text-emphasize="none"/>
    </style:style>
    <style:style style:name="Image_20_avec_20_légende_7e_LT_7e_Hintergrundobjekte" style:display-name="Image avec légen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Image_20_avec_20_légende_7e_LT_7e_Hintergrund" style:display-name="Image avec légen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normal1" style:family="paragraph">
      <style:paragraph-properties fo:text-align="start" style:justify-single-word="false" style:writing-mode="lr-tb"/>
      <style:text-properties style:use-window-font-color="true" loext:opacity="0%" style:font-name="Arial" fo:font-family="Arial" style:font-family-generic="roman" style:font-pitch="variable" fo:font-size="11pt" style:font-name-asian="Tahoma" style:font-family-asian="Tahoma" style:font-family-generic-asian="system" style:font-pitch-asian="variable" style:font-size-asian="11pt" style:font-name-complex="Eras Medium ITC1" style:font-family-complex="'Eras Medium ITC'" style:font-family-generic-complex="system" style:font-pitch-complex="variable" style:font-size-complex="12pt"/>
    </style:style>
    <style:style style:name="Puce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32" style:display-name="ListLabel 432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31" style:display-name="ListLabel 431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30" style:display-name="ListLabel 430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9" style:display-name="ListLabel 429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8" style:display-name="ListLabel 428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7" style:display-name="ListLabel 427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6" style:display-name="ListLabel 426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5" style:display-name="ListLabel 425" style:family="paragraph">
      <style:text-properties style:font-name="Liberation Serif" fo:font-family="'Liberation Serif'" style:font-family-generic="roman" style:font-pitch="variable" fo:font-size="10pt" style:font-name-asian="Tahoma" style:font-family-asian="Tahoma" style:font-family-generic-asian="system" style:font-pitch-asian="variable" style:font-size-asian="10pt" style:font-name-complex="Eras Medium ITC1" style:font-family-complex="'Eras Medium ITC'" style:font-family-generic-complex="system" style:font-pitch-complex="variable" style:font-size-complex="12pt"/>
    </style:style>
    <style:style style:name="ListLabel_20_424" style:display-name="ListLabel 424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3" style:display-name="ListLabel 423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2" style:display-name="ListLabel 422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1" style:display-name="ListLabel 421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0" style:display-name="ListLabel 420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9" style:display-name="ListLabel 419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8" style:display-name="ListLabel 418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7" style:display-name="ListLabel 417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6" style:display-name="ListLabel 416" style:family="paragraph">
      <style:text-properties style:font-name="Liberation Serif" fo:font-family="'Liberation Serif'" style:font-family-generic="roman" style:font-pitch="variable" fo:font-size="10pt" style:font-name-asian="Tahoma" style:font-family-asian="Tahoma" style:font-family-generic-asian="system" style:font-pitch-asian="variable" style:font-size-asian="10pt" style:font-name-complex="Eras Medium ITC1" style:font-family-complex="'Eras Medium ITC'" style:font-family-generic-complex="system" style:font-pitch-complex="variable" style:font-size-complex="12pt"/>
    </style:style>
    <style:style style:name="ListLabel_20_415" style:display-name="ListLabel 415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4" style:display-name="ListLabel 414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3" style:display-name="ListLabel 413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2" style:display-name="ListLabel 412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1" style:display-name="ListLabel 411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0" style:display-name="ListLabel 410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9" style:display-name="ListLabel 409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8" style:display-name="ListLabel 408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7" style:display-name="ListLabel 407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6" style:display-name="ListLabel 406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5" style:display-name="ListLabel 405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4" style:display-name="ListLabel 404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3" style:display-name="ListLabel 403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2" style:display-name="ListLabel 402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1" style:display-name="ListLabel 401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0" style:display-name="ListLabel 400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99" style:display-name="ListLabel 399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98" style:display-name="ListLabel 398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97" style:display-name="ListLabel 397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4" style:display-name="ListLabel 64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HTML_20_Code" style:display-name="HTML Code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Eras Medium ITC1" style:font-family-complex="'Eras Medium ITC'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Eras Medium ITC1" style:font-family-complex="'Eras Medium ITC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5" style:display-name="ListLabel 55" style:family="paragraph">
      <style:text-properties style:font-name="Montserrat" fo:font-family="Montserrat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6" style:display-name="ListLabel 46" style:family="paragraph">
      <style:text-properties style:font-name="Montserrat" fo:font-family="Montserrat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7" style:display-name="ListLabel 37" style:family="paragraph">
      <style:text-properties style:font-name="Montserrat" fo:font-family="Montserrat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8" style:display-name="ListLabel 28" style:family="paragraph">
      <style:text-properties style:font-name="Montserrat" fo:font-family="Montserrat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Liberation Serif" fo:font-family="'Liberation Serif'" style:font-family-generic="roman" style:font-pitch="variable" fo:font-size="14pt" style:text-underline-style="none" fo:font-weight="bold" style:font-name-asian="Tahoma" style:font-family-asian="Tahoma" style:font-family-generic-asian="system" style:font-pitch-asian="variable" style:font-size-asian="14pt" style:font-weight-asian="bold" style:font-name-complex="Eras Medium ITC1" style:font-family-complex="'Eras Medium ITC'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Montserrat" fo:font-family="Montserrat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Liberation Serif" fo:font-family="'Liberation Serif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Montserrat" fo:font-family="Montserrat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Eras Medium ITC1" style:font-family-complex="'Eras Medium ITC'" style:font-family-generic-complex="system" style:font-pitch-complex="variable" style:font-size-complex="12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397" style:display-name="ListLabel 397" style:family="text"/>
    <style:style style:name="ListLabel_20_398" style:display-name="ListLabel 398" style:family="text">
      <style:text-properties style:font-name-complex="Courier New1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>
      <style:text-properties style:font-name-complex="Courier New1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>
      <style:text-properties style:font-name-complex="Courier New1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>
      <style:text-properties style:font-name-complex="Courier New1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>
      <style:text-properties style:font-name-complex="Courier New1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>
      <style:text-properties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42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2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3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3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10-13T14:13:56.344000000</dc:date>
    <meta:editing-duration>PT3H12M50S</meta:editing-duration>
    <meta:editing-cycles>106</meta:editing-cycles>
    <meta:document-statistic meta:table-count="2" meta:image-count="0" meta:object-count="0" meta:page-count="8" meta:paragraph-count="161" meta:word-count="1491" meta:character-count="9839" meta:non-whitespace-character-count="8514"/>
  </office:meta>
</office:document-meta>
</file>